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10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71" draw:marker-end="a107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draw:fill="solid" draw:fill-color="#ffffff" draw:opacity="100%" draw:stroke="solid" svg:stroke-width="0.01389in" svg:stroke-color="#000000" svg:stroke-opacity="100%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958" draw:marker-end="a95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23">
      <style:graphic-properties draw:fill="none" draw:stroke="solid" svg:stroke-width="0.02778in" svg:stroke-color="#ed7d31" draw:marker-end="a1122" svg:stroke-opacity="100%" draw:stroke-linejoin="miter" svg:stroke-linecap="but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6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798" draw:marker-end="a79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5">
      <style:graphic-properties draw:fill="solid" draw:fill-color="#ffffff" draw:opacity="100%" draw:stroke="solid" svg:stroke-width="0.01389in" svg:stroke-color="#000000" svg:stroke-opacity="100%"/>
    </style:style>
    <style:style style:family="text" style:name="a109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769" draw:marker-end="a77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971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32">
      <style:graphic-properties draw:fill="none" draw:stroke="solid" svg:stroke-width="0.02778in" svg:stroke-color="#ed7d31" draw:marker-end="a1131" svg:stroke-opacity="100%" draw:stroke-linejoin="miter" svg:stroke-linecap="butt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8">
      <style:graphic-properties draw:fill="none" draw:stroke="solid" svg:stroke-width="0.02778in" svg:stroke-color="#ed7d31" draw:marker-end="a1137" svg:stroke-opacity="100%" draw:stroke-linejoin="miter" svg:stroke-linecap="butt"/>
    </style:style>
    <style:style style:family="paragraph" style:name="a81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16" draw:marker-end="a81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1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780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979" draw:marker-end="a98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984" draw:marker-end="a985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draw:fill="none" draw:stroke="solid" svg:stroke-width="0.02778in" svg:stroke-color="#ed7d31" draw:marker-end="a1143" svg:stroke-opacity="100%" draw:stroke-linejoin="miter" svg:stroke-linecap="butt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788" draw:marker-end="a78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793" draw:marker-end="a7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989" draw:marker-end="a99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draw:fill="solid" draw:fill-color="#ffffff" draw:opacity="100%" draw:stroke="solid" svg:stroke-width="0.01389in" svg:stroke-color="#000000" svg:stroke-opacity="100%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152" draw:marker-end="a115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0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829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37" draw:marker-end="a838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165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842" draw:marker-end="a8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847" draw:marker-end="a848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9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173" draw:marker-end="a117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draw:fill="solid" draw:fill-color="#ffffff" draw:opacity="100%" draw:stroke="solid" svg:stroke-width="0.01389in" svg:stroke-color="#000000" svg:stroke-opacity="100%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7">
      <style:graphic-properties draw:fill="none" draw:stroke="solid" svg:stroke-width="0.02778in" svg:stroke-color="#ed7d31" draw:marker-end="a1016" svg:stroke-opacity="100%" draw:stroke-linejoin="miter" svg:stroke-linecap="butt"/>
    </style:style>
    <style:style style:family="text" style:name="a1018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178" draw:marker-end="a1179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7f7f7f" draw:marker-start="a1183" draw:marker-end="a118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3">
      <style:graphic-properties draw:fill="none" draw:stroke="solid" svg:stroke-width="0.02778in" svg:stroke-color="#ed7d31" draw:marker-end="a1022" svg:stroke-opacity="100%" draw:stroke-linejoin="miter" svg:stroke-linecap="butt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9">
      <style:graphic-properties draw:fill="none" draw:stroke="solid" svg:stroke-width="0.02778in" svg:stroke-color="#ed7d31" draw:marker-end="a1028" svg:stroke-opacity="100%" draw:stroke-linejoin="miter" svg:stroke-linecap="butt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99" draw:marker-end="a900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190">
      <style:graphic-properties draw:fill="solid" draw:fill-color="#ffffff" draw:opacity="100%" draw:stroke="solid" svg:stroke-width="0.01389in" svg:stroke-color="#000000" svg:stroke-opacity="100%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904" draw:marker-end="a90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ed7d31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75" draw:marker-end="a876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draw:fill="none" draw:stroke="solid" svg:stroke-width="0.02778in" svg:stroke-color="#ed7d31" draw:marker-end="a1035" svg:stroke-opacity="100%" draw:stroke-linejoin="miter" svg:stroke-linecap="but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solid" draw:fill-color="#ffffff" draw:opacity="100%" draw:stroke="solid" svg:stroke-width="0.01389in" svg:stroke-color="#000000" svg:stroke-opacity="100%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886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42" draw:marker-end="a1043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894" draw:marker-end="a895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no-wrap" fo:padding-top="0.05in" fo:padding-bottom="0.05in" fo:padding-left="0.1in" fo:padding-right="0.1in" draw:textarea-vertical-align="middle" draw:textarea-horizontal-align="center" draw:fill="gradient" draw:fill-gradient-name="a1053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61" draw:marker-end="a106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042in" svg:stroke-color="#000000" draw:marker-start="a1066" draw:marker-end="a1067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0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2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eb870e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61" draw:style-name="a763" draw:master-page-name="Master1-Layout1-title-Titelfolie" presentation:presentation-page-layout-name="Master1-PPL1" draw:id="Slide-416">
        <draw:g draw:name="Gruppieren 4" draw:id="id69">
          <svg:title/>
          <svg:desc/>
          <draw:frame draw:id="id70" draw:style-name="a766" draw:name="Text Box 2" svg:x="5.41859in" svg:y="0.95001in" svg:width="2.66549in" svg:height="0.37025in">
            <draw:text-box>
              <text:p text:style-name="a765" text:class-names="" text:cond-style-name=""><text:span text:style-name="a764" text:class-names="">Rahmenbedingung</text:span></text:p>
            </draw:text-box>
            <svg:title/>
            <svg:desc/>
          </draw:frame>
          <draw:g draw:name="Gruppierung 25" draw:id="id71">
            <svg:title/>
            <svg:desc/>
            <draw:custom-shape svg:x="4.0348in" svg:y="3.11841in" svg:width="5.5298in" svg:height="2.66667in" draw:id="id75" draw:style-name="a781" draw:name="Oval 3">
              <svg:title/>
              <svg:desc/>
              <text:p text:style-name="a779" text:class-names="" text:cond-style-name=""><text:span text:style-name="a77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76" draw:style-name="a785" draw:name="Text Box 4" svg:x="4.56004in" svg:y="3.71357in" svg:width="1.40439in" svg:height="0.37025in">
              <draw:text-box>
                <text:p text:style-name="a784" text:class-names="" text:cond-style-name=""><text:span text:style-name="a782" text:class-names=""><text:s text:c="1"/></text:span><text:span text:style-name="a783" text:class-names="">Vorgang</text:span></text:p>
              </draw:text-box>
              <svg:title/>
              <svg:desc/>
            </draw:frame>
            <draw:custom-shape svg:x="6.18893in" svg:y="3.94827in" svg:width="1.22884in" svg:height="0in" draw:id="id77" draw:style-name="a790" draw:name="Line 8">
              <svg:title/>
              <svg:desc/>
              <text:p text:style-name="a787" text:class-names="" text:cond-style-name=""><text:span text:style-name="a78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78" draw:style-name="a795" draw:transform="translate(-0.58333in -0.00091in) rotate(-4.06261) translate(5.8592in 4.66705in)" draw:name="Line 9">
              <svg:title/>
              <svg:desc/>
              <text:p text:style-name="a792" text:class-names="" text:cond-style-name=""><text:span text:style-name="a79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79" draw:style-name="a800" draw:transform="translate(-0.58333in -0.00091in) rotate(-5.31055) translate(7.80819in 4.70317in)" draw:name="Line 10">
              <svg:title/>
              <svg:desc/>
              <text:p text:style-name="a797" text:class-names="" text:cond-style-name=""><text:span text:style-name="a79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72" draw:style-name="a771" draw:name="Line 11">
            <svg:title/>
            <svg:desc/>
            <text:p text:style-name="a768" text:class-names="" text:cond-style-name=""><text:span text:style-name="a76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73" draw:style-name="a774" draw:name="Text Box 5" svg:x="7.50587in" svg:y="3.71767in" svg:width="1.41667in" svg:height="0.37025in">
            <draw:text-box>
              <text:p text:style-name="a773" text:class-names="" text:cond-style-name=""><text:span text:style-name="a772" text:class-names="">Funktion</text:span></text:p>
            </draw:text-box>
            <svg:title/>
            <svg:desc/>
          </draw:frame>
          <draw:frame draw:id="id74" draw:style-name="a777" draw:name="Text Box 7" svg:x="5.84293in" svg:y="5.18566in" svg:width="2.01881in" svg:height="0.37025in">
            <draw:text-box>
              <text:p text:style-name="a776" text:class-names="" text:cond-style-name=""><text:span text:style-name="a775" text:class-names="">Struktur</text:span></text:p>
            </draw:text-box>
            <svg:title/>
            <svg:desc/>
          </draw:frame>
        </draw:g>
        <presentation:notes draw:style-name="a807">
          <draw:frame draw:id="id80" draw:style-name="a804" draw:name="Rectangle 7" svg:x="4.24826in" svg:y="9.49826in" svg:width="3.25in" svg:height="0.50174in">
            <draw:text-box>
              <text:p text:style-name="a803" text:class-names="" text:cond-style-name=""><text:span text:style-name="a801" text:class-names=""><text:page-number style:num-format="1" text:fixed="false">2</text:page-number></text:span><text:span text:style-name="a802" text:class-names=""/></text:p>
            </draw:text-box>
            <svg:title/>
            <svg:desc/>
          </draw:frame>
          <draw:page-thumbnail draw:page-number="1" svg:x="0.75in" svg:y="1.25in" svg:width="6in" svg:height="3.375in" presentation:class="page" draw:id="id81" presentation:style-name="a805" draw:name="Rectangle 2">
            <svg:title/>
            <svg:desc/>
          </draw:page-thumbnail>
          <draw:frame draw:id="id82" presentation:style-name="a806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1" draw:style-name="a808" draw:master-page-name="Master1-Layout1-title-Titelfolie" presentation:presentation-page-layout-name="Master1-PPL1" draw:id="Slide-426">
        <draw:g draw:name="Gruppieren 15" draw:id="id83">
          <svg:title/>
          <svg:desc/>
          <draw:frame draw:id="id84" draw:style-name="a813" draw:name="Text Box 2" svg:x="5.41859in" svg:y="0.95001in" svg:width="2.66549in" svg:height="0.37025in">
            <draw:text-box>
              <text:p text:style-name="a812" text:class-names="" text:cond-style-name=""><text:span text:style-name="a809" text:class-names="">Basic<text:s text:c="1"/></text:span><text:span text:style-name="a810" text:class-names="">condition</text:span><text:span text:style-name="a811" text:class-names=""/></text:p>
            </draw:text-box>
            <svg:title/>
            <svg:desc/>
          </draw:frame>
          <draw:g draw:name="Gruppierung 25" draw:id="id85">
            <svg:title/>
            <svg:desc/>
            <draw:custom-shape svg:x="4.0348in" svg:y="3.11841in" svg:width="5.5298in" svg:height="2.66667in" draw:id="id89" draw:style-name="a830" draw:name="Oval 3">
              <svg:title/>
              <svg:desc/>
              <text:p text:style-name="a828" text:class-names="" text:cond-style-name=""><text:span text:style-name="a82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0" draw:style-name="a834" draw:name="Text Box 4" svg:x="4.56004in" svg:y="3.71357in" svg:width="1.40439in" svg:height="0.37025in">
              <draw:text-box>
                <text:p text:style-name="a833" text:class-names="" text:cond-style-name=""><text:span text:style-name="a831" text:class-names=""><text:s text:c="1"/></text:span><text:span text:style-name="a832" text:class-names="">Action</text:span></text:p>
              </draw:text-box>
              <svg:title/>
              <svg:desc/>
            </draw:frame>
            <draw:custom-shape svg:x="6.18893in" svg:y="3.94827in" svg:width="1.22884in" svg:height="0in" draw:id="id91" draw:style-name="a839" draw:name="Line 8">
              <svg:title/>
              <svg:desc/>
              <text:p text:style-name="a836" text:class-names="" text:cond-style-name=""><text:span text:style-name="a83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92" draw:style-name="a844" draw:transform="translate(-0.58333in -0.00091in) rotate(-4.06261) translate(5.8592in 4.66705in)" draw:name="Line 9">
              <svg:title/>
              <svg:desc/>
              <text:p text:style-name="a841" text:class-names="" text:cond-style-name=""><text:span text:style-name="a84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93" draw:style-name="a849" draw:transform="translate(-0.58333in -0.00091in) rotate(-5.31055) translate(7.80819in 4.70317in)" draw:name="Line 10">
              <svg:title/>
              <svg:desc/>
              <text:p text:style-name="a846" text:class-names="" text:cond-style-name=""><text:span text:style-name="a845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86" draw:style-name="a818" draw:name="Line 11">
            <svg:title/>
            <svg:desc/>
            <text:p text:style-name="a815" text:class-names="" text:cond-style-name=""><text:span text:style-name="a81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87" draw:style-name="a822" draw:name="Text Box 5" svg:x="7.50587in" svg:y="3.71767in" svg:width="1.41667in" svg:height="0.37025in">
            <draw:text-box>
              <text:p text:style-name="a821" text:class-names="" text:cond-style-name=""><text:span text:style-name="a819" text:class-names="">Function</text:span><text:span text:style-name="a820" text:class-names=""/></text:p>
            </draw:text-box>
            <svg:title/>
            <svg:desc/>
          </draw:frame>
          <draw:frame draw:id="id88" draw:style-name="a826" draw:name="Text Box 7" svg:x="5.84293in" svg:y="5.18566in" svg:width="2.01881in" svg:height="0.37025in">
            <draw:text-box>
              <text:p text:style-name="a825" text:class-names="" text:cond-style-name=""><text:span text:style-name="a823" text:class-names="">Structure</text:span><text:span text:style-name="a824" text:class-names=""/></text:p>
            </draw:text-box>
            <svg:title/>
            <svg:desc/>
          </draw:frame>
        </draw:g>
        <presentation:notes draw:style-name="a856">
          <draw:frame draw:id="id94" draw:style-name="a853" draw:name="Rectangle 7" svg:x="4.24826in" svg:y="9.49826in" svg:width="3.25in" svg:height="0.50174in">
            <draw:text-box>
              <text:p text:style-name="a852" text:class-names="" text:cond-style-name=""><text:span text:style-name="a850" text:class-names=""><text:page-number style:num-format="1" text:fixed="false">4</text:page-number></text:span><text:span text:style-name="a851" text:class-names=""/></text:p>
            </draw:text-box>
            <svg:title/>
            <svg:desc/>
          </draw:frame>
          <draw:page-thumbnail draw:page-number="2" svg:x="0.75in" svg:y="1.25in" svg:width="6in" svg:height="3.375in" presentation:class="page" draw:id="id95" presentation:style-name="a854" draw:name="Rectangle 2">
            <svg:title/>
            <svg:desc/>
          </draw:page-thumbnail>
          <draw:frame draw:id="id96" presentation:style-name="a855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2" draw:style-name="a857" draw:master-page-name="Master1-Layout1-title-Titelfolie" presentation:presentation-page-layout-name="Master1-PPL1" draw:id="Slide-417">
        <draw:g draw:name="Gruppieren 4" draw:id="id97">
          <svg:title/>
          <svg:desc/>
          <draw:frame draw:id="id102" draw:style-name="a872" draw:name="Text Box 2" svg:x="5.41859in" svg:y="0.95001in" svg:width="2.66549in" svg:height="0.37025in">
            <draw:text-box>
              <text:p text:style-name="a871" text:class-names="" text:cond-style-name=""><text:span text:style-name="a870" text:class-names="">Rahmenbedingung</text:span></text:p>
            </draw:text-box>
            <svg:title/>
            <svg:desc/>
          </draw:frame>
          <draw:g draw:name="Gruppierung 25" draw:id="id103">
            <svg:title/>
            <svg:desc/>
            <draw:custom-shape svg:x="4.0348in" svg:y="3.11841in" svg:width="5.5298in" svg:height="2.66667in" draw:id="id107" draw:style-name="a887" draw:name="Oval 3">
              <svg:title/>
              <svg:desc/>
              <text:p text:style-name="a885" text:class-names="" text:cond-style-name=""><text:span text:style-name="a88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08" draw:style-name="a891" draw:name="Text Box 4" svg:x="4.56004in" svg:y="3.71357in" svg:width="1.40439in" svg:height="0.37025in">
              <draw:text-box>
                <text:p text:style-name="a890" text:class-names="" text:cond-style-name=""><text:span text:style-name="a888" text:class-names=""><text:s text:c="1"/></text:span><text:span text:style-name="a889" text:class-names="">Vorgang</text:span></text:p>
              </draw:text-box>
              <svg:title/>
              <svg:desc/>
            </draw:frame>
            <draw:custom-shape svg:x="6.18893in" svg:y="3.94827in" svg:width="1.22884in" svg:height="0in" draw:id="id109" draw:style-name="a896" draw:name="Line 8">
              <svg:title/>
              <svg:desc/>
              <text:p text:style-name="a893" text:class-names="" text:cond-style-name=""><text:span text:style-name="a89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10" draw:style-name="a901" draw:transform="translate(-0.58333in -0.00091in) rotate(-4.06261) translate(5.8592in 4.66705in)" draw:name="Line 9">
              <svg:title/>
              <svg:desc/>
              <text:p text:style-name="a898" text:class-names="" text:cond-style-name=""><text:span text:style-name="a89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11" draw:style-name="a906" draw:transform="translate(-0.58333in -0.00091in) rotate(-5.31055) translate(7.80819in 4.70317in)" draw:name="Line 10">
              <svg:title/>
              <svg:desc/>
              <text:p text:style-name="a903" text:class-names="" text:cond-style-name=""><text:span text:style-name="a90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04" draw:style-name="a877" draw:name="Line 11">
            <svg:title/>
            <svg:desc/>
            <text:p text:style-name="a874" text:class-names="" text:cond-style-name=""><text:span text:style-name="a87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05" draw:style-name="a880" draw:name="Text Box 5" svg:x="7.50587in" svg:y="3.71767in" svg:width="1.41667in" svg:height="0.37025in">
            <draw:text-box>
              <text:p text:style-name="a879" text:class-names="" text:cond-style-name=""><text:span text:style-name="a878" text:class-names="">Funktion</text:span></text:p>
            </draw:text-box>
            <svg:title/>
            <svg:desc/>
          </draw:frame>
          <draw:frame draw:id="id106" draw:style-name="a883" draw:name="Text Box 7" svg:x="5.84293in" svg:y="5.18566in" svg:width="2.01881in" svg:height="0.37025in">
            <draw:text-box>
              <text:p text:style-name="a882" text:class-names="" text:cond-style-name=""><text:span text:style-name="a881" text:class-names="">Struktur</text:span></text:p>
            </draw:text-box>
            <svg:title/>
            <svg:desc/>
          </draw:frame>
        </draw:g>
        <draw:frame draw:id="id98" draw:style-name="a860" draw:name="Textfeld 3" svg:x="4.2963in" svg:y="4.46296in" svg:width="1.5629in" svg:height="0.43757in">
          <draw:text-box>
            <text:p text:style-name="a859" text:class-names="" text:cond-style-name=""><text:span text:style-name="a858" text:class-names="">macht / tut</text:span></text:p>
          </draw:text-box>
          <svg:title/>
          <svg:desc/>
        </draw:frame>
        <draw:frame draw:id="id99" draw:style-name="a863" draw:name="Textfeld 5" svg:x="5.64961in" svg:y="3.47222in" svg:width="2.33261in" svg:height="0.43757in">
          <draw:text-box>
            <text:p text:style-name="a862" text:class-names="" text:cond-style-name=""><text:span text:style-name="a861" text:class-names="">weil / damit / um</text:span></text:p>
          </draw:text-box>
          <svg:title/>
          <svg:desc/>
        </draw:frame>
        <draw:frame draw:id="id100" draw:style-name="a866" draw:name="Textfeld 6" svg:x="8.09383in" svg:y="4.34296in" svg:width="1.37839in" svg:height="0.77415in">
          <draw:text-box>
            <text:p text:style-name="a865" text:class-names="" text:cond-style-name=""><text:span text:style-name="a864" text:class-names="">deshalb / darum</text:span></text:p>
          </draw:text-box>
          <svg:title/>
          <svg:desc/>
        </draw:frame>
        <draw:frame draw:id="id101" draw:style-name="a869" draw:name="Textfeld 7" svg:x="6.98147in" svg:y="1.85185in" svg:width="2.77677in" svg:height="0.43757in">
          <draw:text-box>
            <text:p text:style-name="a868" text:class-names="" text:cond-style-name=""><text:span text:style-name="a867" text:class-names="">wegen / <text:s text:c="1"/>wenn / nur</text:span></text:p>
          </draw:text-box>
          <svg:title/>
          <svg:desc/>
        </draw:frame>
        <presentation:notes draw:style-name="a913">
          <draw:frame draw:id="id112" draw:style-name="a910" draw:name="Rectangle 7" svg:x="4.24826in" svg:y="9.49826in" svg:width="3.25in" svg:height="0.50174in">
            <draw:text-box>
              <text:p text:style-name="a909" text:class-names="" text:cond-style-name=""><text:span text:style-name="a907" text:class-names=""><text:page-number style:num-format="1" text:fixed="false">6</text:page-number></text:span><text:span text:style-name="a908" text:class-names=""/></text:p>
            </draw:text-box>
            <svg:title/>
            <svg:desc/>
          </draw:frame>
          <draw:page-thumbnail draw:page-number="3" svg:x="0.75in" svg:y="1.25in" svg:width="6in" svg:height="3.375in" presentation:class="page" draw:id="id113" presentation:style-name="a911" draw:name="Rectangle 2">
            <svg:title/>
            <svg:desc/>
          </draw:page-thumbnail>
          <draw:frame draw:id="id114" presentation:style-name="a912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3" draw:style-name="a914" draw:master-page-name="Master1-Layout1-title-Titelfolie" presentation:presentation-page-layout-name="Master1-PPL1" draw:id="Slide-428">
        <draw:g draw:name="Gruppieren 15" draw:id="id115">
          <svg:title/>
          <svg:desc/>
          <draw:frame draw:id="id120" draw:style-name="a955" draw:name="Text Box 2" svg:x="5.41859in" svg:y="0.95001in" svg:width="2.66549in" svg:height="0.37025in">
            <draw:text-box>
              <text:p text:style-name="a954" text:class-names="" text:cond-style-name=""><text:span text:style-name="a951" text:class-names="">Basic<text:s text:c="1"/></text:span><text:span text:style-name="a952" text:class-names="">condition</text:span><text:span text:style-name="a953" text:class-names=""/></text:p>
            </draw:text-box>
            <svg:title/>
            <svg:desc/>
          </draw:frame>
          <draw:g draw:name="Gruppierung 25" draw:id="id121">
            <svg:title/>
            <svg:desc/>
            <draw:custom-shape svg:x="4.0348in" svg:y="3.11841in" svg:width="5.5298in" svg:height="2.66667in" draw:id="id125" draw:style-name="a972" draw:name="Oval 3">
              <svg:title/>
              <svg:desc/>
              <text:p text:style-name="a970" text:class-names="" text:cond-style-name=""><text:span text:style-name="a96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26" draw:style-name="a976" draw:name="Text Box 4" svg:x="4.56004in" svg:y="3.71357in" svg:width="1.40439in" svg:height="0.37025in">
              <draw:text-box>
                <text:p text:style-name="a975" text:class-names="" text:cond-style-name=""><text:span text:style-name="a973" text:class-names=""><text:s text:c="1"/></text:span><text:span text:style-name="a974" text:class-names="">Action</text:span></text:p>
              </draw:text-box>
              <svg:title/>
              <svg:desc/>
            </draw:frame>
            <draw:custom-shape svg:x="6.18893in" svg:y="3.94827in" svg:width="1.22884in" svg:height="0in" draw:id="id127" draw:style-name="a981" draw:name="Line 8">
              <svg:title/>
              <svg:desc/>
              <text:p text:style-name="a978" text:class-names="" text:cond-style-name=""><text:span text:style-name="a97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28" draw:style-name="a986" draw:transform="translate(-0.58333in -0.00091in) rotate(-4.06261) translate(5.8592in 4.66705in)" draw:name="Line 9">
              <svg:title/>
              <svg:desc/>
              <text:p text:style-name="a983" text:class-names="" text:cond-style-name=""><text:span text:style-name="a98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29" draw:style-name="a991" draw:transform="translate(-0.58333in -0.00091in) rotate(-5.31055) translate(7.80819in 4.70317in)" draw:name="Line 10">
              <svg:title/>
              <svg:desc/>
              <text:p text:style-name="a988" text:class-names="" text:cond-style-name=""><text:span text:style-name="a98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22" draw:style-name="a960" draw:name="Line 11">
            <svg:title/>
            <svg:desc/>
            <text:p text:style-name="a957" text:class-names="" text:cond-style-name=""><text:span text:style-name="a95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23" draw:style-name="a964" draw:name="Text Box 5" svg:x="7.50587in" svg:y="3.71767in" svg:width="1.41667in" svg:height="0.37025in">
            <draw:text-box>
              <text:p text:style-name="a963" text:class-names="" text:cond-style-name=""><text:span text:style-name="a961" text:class-names="">Function</text:span><text:span text:style-name="a962" text:class-names=""/></text:p>
            </draw:text-box>
            <svg:title/>
            <svg:desc/>
          </draw:frame>
          <draw:frame draw:id="id124" draw:style-name="a968" draw:name="Text Box 7" svg:x="5.84293in" svg:y="5.18566in" svg:width="2.01881in" svg:height="0.37025in">
            <draw:text-box>
              <text:p text:style-name="a967" text:class-names="" text:cond-style-name=""><text:span text:style-name="a965" text:class-names="">Structure</text:span><text:span text:style-name="a966" text:class-names=""/></text:p>
            </draw:text-box>
            <svg:title/>
            <svg:desc/>
          </draw:frame>
        </draw:g>
        <draw:frame draw:id="id116" draw:style-name="a920" draw:name="Textfeld 4" svg:x="3.9996in" svg:y="4.26516in" svg:width="1.78838in" svg:height="0.43757in">
          <draw:text-box>
            <text:p text:style-name="a919" text:class-names="" text:cond-style-name=""><text:span text:style-name="a915" text:class-names="">makes</text:span><text:span text:style-name="a916" text:class-names=""><text:s text:c="1"/>/<text:s text:c="1"/></text:span><text:span text:style-name="a917" text:class-names="">does</text:span><text:span text:style-name="a918" text:class-names=""/></text:p>
          </draw:text-box>
          <svg:title/>
          <svg:desc/>
        </draw:frame>
        <draw:frame draw:id="id117" draw:style-name="a930" draw:name="Textfeld 5" svg:x="5.21004in" svg:y="3.37332in" svg:width="3.42732in" svg:height="0.43757in">
          <draw:text-box>
            <text:p text:style-name="a929" text:class-names="" text:cond-style-name=""><text:span text:style-name="a921" text:class-names="">because</text:span><text:span text:style-name="a922" text:class-names=""><text:s text:c="1"/>/<text:s text:c="1"/></text:span><text:span text:style-name="a923" text:class-names="">with</text:span><text:span text:style-name="a924" text:class-names=""><text:s text:c="1"/></text:span><text:span text:style-name="a925" text:class-names="">it</text:span><text:span text:style-name="a926" text:class-names=""><text:s text:c="1"/>/<text:s text:c="1"/></text:span><text:span text:style-name="a927" text:class-names="">around</text:span><text:span text:style-name="a928" text:class-names=""/></text:p>
          </draw:text-box>
          <svg:title/>
          <svg:desc/>
        </draw:frame>
        <draw:frame draw:id="id118" draw:style-name="a940" draw:name="Textfeld 6" svg:x="7.88505in" svg:y="4.34296in" svg:width="1.57603in" svg:height="0.77415in">
          <draw:text-box>
            <text:p text:style-name="a939" text:class-names="" text:cond-style-name=""><text:span text:style-name="a931" text:class-names="">therefore</text:span><text:span text:style-name="a932" text:class-names=""><text:s text:c="1"/>/<text:s text:c="1"/></text:span><text:span text:style-name="a933" text:class-names="">that</text:span><text:span text:style-name="a934" text:class-names=""><text:s text:c="1"/></text:span><text:span text:style-name="a935" text:class-names="">is</text:span><text:span text:style-name="a936" text:class-names=""><text:s text:c="1"/></text:span><text:span text:style-name="a937" text:class-names="">why</text:span><text:span text:style-name="a938" text:class-names=""/></text:p>
          </draw:text-box>
          <svg:title/>
          <svg:desc/>
        </draw:frame>
        <draw:frame draw:id="id119" draw:style-name="a950" draw:name="Textfeld 7" svg:x="6.98147in" svg:y="1.85185in" svg:width="2.66549in" svg:height="0.43757in">
          <draw:text-box>
            <text:p text:style-name="a949" text:class-names="" text:cond-style-name=""><text:span text:style-name="a941" text:class-names="">because</text:span><text:span text:style-name="a942" text:class-names=""><text:s text:c="1"/></text:span><text:span text:style-name="a943" text:class-names="">of</text:span><text:span text:style-name="a944" text:class-names=""><text:s text:c="1"/>/<text:s text:c="1"/></text:span><text:span text:style-name="a945" text:class-names="">if</text:span><text:span text:style-name="a946" text:class-names=""><text:s text:c="1"/>/<text:s text:c="1"/></text:span><text:span text:style-name="a947" text:class-names="">only</text:span><text:span text:style-name="a948" text:class-names=""/></text:p>
          </draw:text-box>
          <svg:title/>
          <svg:desc/>
        </draw:frame>
        <presentation:notes draw:style-name="a998">
          <draw:frame draw:id="id130" draw:style-name="a995" draw:name="Rectangle 7" svg:x="4.24826in" svg:y="9.49826in" svg:width="3.25in" svg:height="0.50174in">
            <draw:text-box>
              <text:p text:style-name="a994" text:class-names="" text:cond-style-name=""><text:span text:style-name="a992" text:class-names=""><text:page-number style:num-format="1" text:fixed="false">8</text:page-number></text:span><text:span text:style-name="a993" text:class-names=""/></text:p>
            </draw:text-box>
            <svg:title/>
            <svg:desc/>
          </draw:frame>
          <draw:page-thumbnail draw:page-number="4" svg:x="0.75in" svg:y="1.25in" svg:width="6in" svg:height="3.375in" presentation:class="page" draw:id="id131" presentation:style-name="a996" draw:name="Rectangle 2">
            <svg:title/>
            <svg:desc/>
          </draw:page-thumbnail>
          <draw:frame draw:id="id132" presentation:style-name="a997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64" draw:style-name="a999" draw:master-page-name="Master1-Layout1-title-Titelfolie" presentation:presentation-page-layout-name="Master1-PPL1" draw:id="Slide-419">
        <draw:g draw:name="Gruppieren 4" draw:id="id133">
          <svg:title/>
          <svg:desc/>
          <draw:frame draw:id="id146" draw:style-name="a1039" draw:name="Text Box 2" svg:x="5.41859in" svg:y="0.95001in" svg:width="2.66549in" svg:height="0.37025in">
            <draw:text-box>
              <text:p text:style-name="a1038" text:class-names="" text:cond-style-name=""><text:span text:style-name="a1037" text:class-names="">Rahmenbedingung</text:span></text:p>
            </draw:text-box>
            <svg:title/>
            <svg:desc/>
          </draw:frame>
          <draw:g draw:name="Gruppierung 25" draw:id="id147">
            <svg:title/>
            <svg:desc/>
            <draw:custom-shape svg:x="4.0348in" svg:y="3.11841in" svg:width="5.5298in" svg:height="2.66667in" draw:id="id151" draw:style-name="a1054" draw:name="Oval 3">
              <svg:title/>
              <svg:desc/>
              <text:p text:style-name="a1052" text:class-names="" text:cond-style-name=""><text:span text:style-name="a105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52" draw:style-name="a1058" draw:name="Text Box 4" svg:x="4.56004in" svg:y="3.71357in" svg:width="1.40439in" svg:height="0.37025in">
              <draw:text-box>
                <text:p text:style-name="a1057" text:class-names="" text:cond-style-name=""><text:span text:style-name="a1055" text:class-names=""><text:s text:c="1"/></text:span><text:span text:style-name="a1056" text:class-names="">Vorgang</text:span></text:p>
              </draw:text-box>
              <svg:title/>
              <svg:desc/>
            </draw:frame>
            <draw:custom-shape svg:x="6.18893in" svg:y="3.94827in" svg:width="1.22884in" svg:height="0in" draw:id="id153" draw:style-name="a1063" draw:name="Line 8">
              <svg:title/>
              <svg:desc/>
              <text:p text:style-name="a1060" text:class-names="" text:cond-style-name=""><text:span text:style-name="a105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54" draw:style-name="a1068" draw:transform="translate(-0.58333in -0.00091in) rotate(-4.06261) translate(5.8592in 4.66705in)" draw:name="Line 9">
              <svg:title/>
              <svg:desc/>
              <text:p text:style-name="a1065" text:class-names="" text:cond-style-name=""><text:span text:style-name="a10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55" draw:style-name="a1073" draw:transform="translate(-0.58333in -0.00091in) rotate(-5.31055) translate(7.80819in 4.70317in)" draw:name="Line 10">
              <svg:title/>
              <svg:desc/>
              <text:p text:style-name="a1070" text:class-names="" text:cond-style-name=""><text:span text:style-name="a106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48" draw:style-name="a1044" draw:name="Line 11">
            <svg:title/>
            <svg:desc/>
            <text:p text:style-name="a1041" text:class-names="" text:cond-style-name=""><text:span text:style-name="a104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49" draw:style-name="a1047" draw:name="Text Box 5" svg:x="7.50587in" svg:y="3.71767in" svg:width="1.41667in" svg:height="0.37025in">
            <draw:text-box>
              <text:p text:style-name="a1046" text:class-names="" text:cond-style-name=""><text:span text:style-name="a1045" text:class-names="">Funktion</text:span></text:p>
            </draw:text-box>
            <svg:title/>
            <svg:desc/>
          </draw:frame>
          <draw:frame draw:id="id150" draw:style-name="a1050" draw:name="Text Box 7" svg:x="5.84293in" svg:y="5.18566in" svg:width="2.01881in" svg:height="0.37025in">
            <draw:text-box>
              <text:p text:style-name="a1049" text:class-names="" text:cond-style-name=""><text:span text:style-name="a1048" text:class-names="">Struktur</text:span></text:p>
            </draw:text-box>
            <svg:title/>
            <svg:desc/>
          </draw:frame>
        </draw:g>
        <draw:frame draw:id="id134" draw:style-name="a1002" draw:name="Textfeld 3" svg:x="4.2963in" svg:y="4.46296in" svg:width="1.5629in" svg:height="0.43757in">
          <draw:text-box>
            <text:p text:style-name="a1001" text:class-names="" text:cond-style-name=""><text:span text:style-name="a1000" text:class-names="">macht / tut</text:span></text:p>
          </draw:text-box>
          <svg:title/>
          <svg:desc/>
        </draw:frame>
        <draw:frame draw:id="id135" draw:style-name="a1005" draw:name="Textfeld 5" svg:x="5.64961in" svg:y="3.47222in" svg:width="2.33261in" svg:height="0.43757in">
          <draw:text-box>
            <text:p text:style-name="a1004" text:class-names="" text:cond-style-name=""><text:span text:style-name="a1003" text:class-names="">weil / damit / um</text:span></text:p>
          </draw:text-box>
          <svg:title/>
          <svg:desc/>
        </draw:frame>
        <draw:frame draw:id="id136" draw:style-name="a1008" draw:name="Textfeld 6" svg:x="8.09383in" svg:y="4.34296in" svg:width="1.37839in" svg:height="0.77415in">
          <draw:text-box>
            <text:p text:style-name="a1007" text:class-names="" text:cond-style-name=""><text:span text:style-name="a1006" text:class-names="">deshalb / darum</text:span></text:p>
          </draw:text-box>
          <svg:title/>
          <svg:desc/>
        </draw:frame>
        <draw:frame draw:id="id137" draw:style-name="a1011" draw:name="Textfeld 7" svg:x="6.98147in" svg:y="1.85185in" svg:width="3.83333in" svg:height="0.43757in">
          <draw:text-box>
            <text:p text:style-name="a1010" text:class-names="" text:cond-style-name=""><text:span text:style-name="a1009" text:class-names="">wegen / <text:s text:c="1"/>wenn / nur / falls</text:span></text:p>
          </draw:text-box>
          <svg:title/>
          <svg:desc/>
        </draw:frame>
        <draw:frame draw:id="id138" draw:style-name="a1015" draw:name="Textfeld 10" svg:x="0.61448in" svg:y="4.42469in" svg:width="2.60764in" svg:height="0.63952in">
          <draw:text-box>
            <text:p text:style-name="a1014" text:class-names="" text:cond-style-name=""><text:span text:style-name="a1012" text:class-names="">Welcher Vorgang erzeugt diese Struktur?<text:s text:c="1"/></text:span><text:span text:style-name="a1013" text:class-names=""/></text:p>
          </draw:text-box>
          <svg:title/>
          <svg:desc/>
        </draw:frame>
        <draw:connector draw:type="line" svg:x1="3.12122in" svg:y1="4.69187in" svg:x2="4.00315in" svg:y2="4.69187in" draw:id="id139" draw:style-name="a1017" draw:name="Gerade Verbindung mit Pfeil 11">
          <svg:title/>
          <svg:desc/>
        </draw:connector>
        <draw:frame draw:id="id140" draw:style-name="a1021" draw:name="Textfeld 12" svg:x="1.91007in" svg:y="2.41436in" svg:width="3.30423in" svg:height="0.37025in">
          <draw:text-box>
            <text:p text:style-name="a1020" text:class-names="" text:cond-style-name=""><text:span text:style-name="a1018" text:class-names="">Warum passiert dieser Vorgang?<text:s text:c="1"/></text:span><text:span text:style-name="a1019" text:class-names=""/></text:p>
          </draw:text-box>
          <svg:title/>
          <svg:desc/>
        </draw:frame>
        <draw:connector draw:type="line" svg:x1="5.15657in" svg:y1="2.63631in" svg:x2="5.84293in" svg:y2="2.9798in" draw:id="id141" draw:style-name="a1023" draw:name="Gerade Verbindung mit Pfeil 13">
          <svg:title/>
          <svg:desc/>
        </draw:connector>
        <draw:frame draw:id="id142" draw:style-name="a1027" draw:name="Textfeld 15" svg:x="10.49495in" svg:y="4.49672in" svg:width="2.79798in" svg:height="0.63952in">
          <draw:text-box>
            <text:p text:style-name="a1026" text:class-names="" text:cond-style-name=""><text:span text:style-name="a1024" text:class-names="">Weshalb hat diese Struktur diesen Vorgang erzeugt?<text:s text:c="1"/></text:span><text:span text:style-name="a1025" text:class-names=""/></text:p>
          </draw:text-box>
          <svg:title/>
          <svg:desc/>
        </draw:frame>
        <draw:connector draw:type="line" svg:x1="10.51013in" svg:y1="4.75753in" svg:x2="9.63637in" svg:y2="4.75753in" draw:id="id143" draw:style-name="a1029" draw:name="Gerade Verbindung mit Pfeil 16">
          <svg:title/>
          <svg:desc/>
        </draw:connector>
        <draw:frame draw:id="id144" draw:style-name="a1034" draw:name="Textfeld 17" svg:x="8.95455in" svg:y="2.72234in" svg:width="3.83333in" svg:height="0.63952in">
          <draw:text-box>
            <text:p text:style-name="a1033" text:class-names="" text:cond-style-name=""><text:span text:style-name="a1030" text:class-names="">W</text:span><text:span text:style-name="a1031" text:class-names="">elche Rahmenbedingungen gestalten diesen Zusammenhang?<text:s text:c="1"/></text:span><text:span text:style-name="a1032" text:class-names=""/></text:p>
          </draw:text-box>
          <svg:title/>
          <svg:desc/>
        </draw:frame>
        <draw:connector draw:type="line" svg:x1="8.85859in" svg:y1="2.84338in" svg:x2="8.13424in" svg:y2="2.40798in" draw:id="id145" draw:style-name="a1036" draw:name="Gerade Verbindung mit Pfeil 18">
          <svg:title/>
          <svg:desc/>
        </draw:connector>
        <presentation:notes draw:style-name="a1080">
          <draw:frame draw:id="id156" draw:style-name="a1077" draw:name="Rectangle 7" svg:x="4.24826in" svg:y="9.49826in" svg:width="3.25in" svg:height="0.50174in">
            <draw:text-box>
              <text:p text:style-name="a1076" text:class-names="" text:cond-style-name=""><text:span text:style-name="a1074" text:class-names=""><text:page-number style:num-format="1" text:fixed="false">10</text:page-number></text:span><text:span text:style-name="a1075" text:class-names=""/></text:p>
            </draw:text-box>
            <svg:title/>
            <svg:desc/>
          </draw:frame>
          <draw:page-thumbnail draw:page-number="5" svg:x="0.75in" svg:y="1.25in" svg:width="6in" svg:height="3.375in" presentation:class="page" draw:id="id157" presentation:style-name="a1078" draw:name="Rectangle 2">
            <svg:title/>
            <svg:desc/>
          </draw:page-thumbnail>
          <draw:frame draw:id="id158" presentation:style-name="a1079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draw:page draw:name="Slide176" draw:style-name="a1081" draw:master-page-name="Master1-Layout1-title-Titelfolie" presentation:presentation-page-layout-name="Master1-PPL1" draw:id="Slide-431">
        <draw:g draw:name="Gruppieren 15" draw:id="id159">
          <svg:title/>
          <svg:desc/>
          <draw:frame draw:id="id172" draw:style-name="a1149" draw:name="Text Box 2" svg:x="5.41859in" svg:y="0.95001in" svg:width="2.66549in" svg:height="0.37025in">
            <draw:text-box>
              <text:p text:style-name="a1148" text:class-names="" text:cond-style-name=""><text:span text:style-name="a1145" text:class-names="">Basic<text:s text:c="1"/></text:span><text:span text:style-name="a1146" text:class-names="">condition</text:span><text:span text:style-name="a1147" text:class-names=""/></text:p>
            </draw:text-box>
            <svg:title/>
            <svg:desc/>
          </draw:frame>
          <draw:g draw:name="Gruppierung 25" draw:id="id173">
            <svg:title/>
            <svg:desc/>
            <draw:custom-shape svg:x="4.0348in" svg:y="3.11841in" svg:width="5.5298in" svg:height="2.66667in" draw:id="id177" draw:style-name="a1166" draw:name="Oval 3">
              <svg:title/>
              <svg:desc/>
              <text:p text:style-name="a1164" text:class-names="" text:cond-style-name=""><text:span text:style-name="a116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78" draw:style-name="a1170" draw:name="Text Box 4" svg:x="4.56004in" svg:y="3.71357in" svg:width="1.40439in" svg:height="0.37025in">
              <draw:text-box>
                <text:p text:style-name="a1169" text:class-names="" text:cond-style-name=""><text:span text:style-name="a1167" text:class-names=""><text:s text:c="1"/></text:span><text:span text:style-name="a1168" text:class-names="">Action</text:span></text:p>
              </draw:text-box>
              <svg:title/>
              <svg:desc/>
            </draw:frame>
            <draw:custom-shape svg:x="6.18893in" svg:y="3.94827in" svg:width="1.22884in" svg:height="0in" draw:id="id179" draw:style-name="a1175" draw:name="Line 8">
              <svg:title/>
              <svg:desc/>
              <text:p text:style-name="a1172" text:class-names="" text:cond-style-name=""><text:span text:style-name="a117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80" draw:style-name="a1180" draw:transform="translate(-0.58333in -0.00091in) rotate(-4.06261) translate(5.8592in 4.66705in)" draw:name="Line 9">
              <svg:title/>
              <svg:desc/>
              <text:p text:style-name="a1177" text:class-names="" text:cond-style-name=""><text:span text:style-name="a117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width="1.16667in" svg:height="0.00183in" draw:id="id181" draw:style-name="a1185" draw:transform="translate(-0.58333in -0.00091in) rotate(-5.31055) translate(7.80819in 4.70317in)" draw:name="Line 10">
              <svg:title/>
              <svg:desc/>
              <text:p text:style-name="a1182" text:class-names="" text:cond-style-name=""><text:span text:style-name="a11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draw:g>
          <draw:custom-shape svg:x="6.7848in" svg:y="1.53508in" svg:width="0in" svg:height="1.25in" draw:id="id174" draw:style-name="a1154" draw:name="Line 11">
            <svg:title/>
            <svg:desc/>
            <text:p text:style-name="a1151" text:class-names="" text:cond-style-name=""><text:span text:style-name="a115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frame draw:id="id175" draw:style-name="a1158" draw:name="Text Box 5" svg:x="7.50587in" svg:y="3.71767in" svg:width="1.41667in" svg:height="0.37025in">
            <draw:text-box>
              <text:p text:style-name="a1157" text:class-names="" text:cond-style-name=""><text:span text:style-name="a1155" text:class-names="">Function</text:span><text:span text:style-name="a1156" text:class-names=""/></text:p>
            </draw:text-box>
            <svg:title/>
            <svg:desc/>
          </draw:frame>
          <draw:frame draw:id="id176" draw:style-name="a1162" draw:name="Text Box 7" svg:x="5.84293in" svg:y="5.18566in" svg:width="2.01881in" svg:height="0.37025in">
            <draw:text-box>
              <text:p text:style-name="a1161" text:class-names="" text:cond-style-name=""><text:span text:style-name="a1159" text:class-names="">Structure</text:span><text:span text:style-name="a1160" text:class-names=""/></text:p>
            </draw:text-box>
            <svg:title/>
            <svg:desc/>
          </draw:frame>
        </draw:g>
        <draw:frame draw:id="id160" draw:style-name="a1087" draw:name="Textfeld 4" svg:x="3.9996in" svg:y="4.26516in" svg:width="1.78838in" svg:height="0.43757in">
          <draw:text-box>
            <text:p text:style-name="a1086" text:class-names="" text:cond-style-name=""><text:span text:style-name="a1082" text:class-names="">makes</text:span><text:span text:style-name="a1083" text:class-names=""><text:s text:c="1"/>/<text:s text:c="1"/></text:span><text:span text:style-name="a1084" text:class-names="">does</text:span><text:span text:style-name="a1085" text:class-names=""/></text:p>
          </draw:text-box>
          <svg:title/>
          <svg:desc/>
        </draw:frame>
        <draw:frame draw:id="id161" draw:style-name="a1097" draw:name="Textfeld 5" svg:x="5.21004in" svg:y="3.37332in" svg:width="3.42732in" svg:height="0.43757in">
          <draw:text-box>
            <text:p text:style-name="a1096" text:class-names="" text:cond-style-name=""><text:span text:style-name="a1088" text:class-names="">because</text:span><text:span text:style-name="a1089" text:class-names=""><text:s text:c="1"/>/<text:s text:c="1"/></text:span><text:span text:style-name="a1090" text:class-names="">with</text:span><text:span text:style-name="a1091" text:class-names=""><text:s text:c="1"/></text:span><text:span text:style-name="a1092" text:class-names="">it</text:span><text:span text:style-name="a1093" text:class-names=""><text:s text:c="1"/>/<text:s text:c="1"/></text:span><text:span text:style-name="a1094" text:class-names="">around</text:span><text:span text:style-name="a1095" text:class-names=""/></text:p>
          </draw:text-box>
          <svg:title/>
          <svg:desc/>
        </draw:frame>
        <draw:frame draw:id="id162" draw:style-name="a1107" draw:name="Textfeld 6" svg:x="7.88505in" svg:y="4.34296in" svg:width="1.57603in" svg:height="0.77415in">
          <draw:text-box>
            <text:p text:style-name="a1106" text:class-names="" text:cond-style-name=""><text:span text:style-name="a1098" text:class-names="">therefore</text:span><text:span text:style-name="a1099" text:class-names=""><text:s text:c="1"/>/<text:s text:c="1"/></text:span><text:span text:style-name="a1100" text:class-names="">that</text:span><text:span text:style-name="a1101" text:class-names=""><text:s text:c="1"/></text:span><text:span text:style-name="a1102" text:class-names="">is</text:span><text:span text:style-name="a1103" text:class-names=""><text:s text:c="1"/></text:span><text:span text:style-name="a1104" text:class-names="">why</text:span><text:span text:style-name="a1105" text:class-names=""/></text:p>
          </draw:text-box>
          <svg:title/>
          <svg:desc/>
        </draw:frame>
        <draw:frame draw:id="id163" draw:style-name="a1117" draw:name="Textfeld 7" svg:x="6.98147in" svg:y="1.85185in" svg:width="2.66549in" svg:height="0.43757in">
          <draw:text-box>
            <text:p text:style-name="a1116" text:class-names="" text:cond-style-name=""><text:span text:style-name="a1108" text:class-names="">because</text:span><text:span text:style-name="a1109" text:class-names=""><text:s text:c="1"/></text:span><text:span text:style-name="a1110" text:class-names="">of</text:span><text:span text:style-name="a1111" text:class-names=""><text:s text:c="1"/>/<text:s text:c="1"/></text:span><text:span text:style-name="a1112" text:class-names="">if</text:span><text:span text:style-name="a1113" text:class-names=""><text:s text:c="1"/>/<text:s text:c="1"/></text:span><text:span text:style-name="a1114" text:class-names="">only</text:span><text:span text:style-name="a1115" text:class-names=""/></text:p>
          </draw:text-box>
          <svg:title/>
          <svg:desc/>
        </draw:frame>
        <draw:frame draw:id="id164" draw:style-name="a1121" draw:name="Textfeld 1" svg:x="8.95455in" svg:y="2.72234in" svg:width="3.83333in" svg:height="0.63952in">
          <draw:text-box>
            <text:p text:style-name="a1120" text:class-names="" text:cond-style-name=""><text:span text:style-name="a1118" text:class-names="">What Basic conditions shape this interrelation?</text:span><text:span text:style-name="a1119" text:class-names=""/></text:p>
          </draw:text-box>
          <svg:title/>
          <svg:desc/>
        </draw:frame>
        <draw:connector draw:type="line" svg:x1="8.85859in" svg:y1="2.84338in" svg:x2="8.13424in" svg:y2="2.40798in" draw:id="id165" draw:style-name="a1123" draw:name="Gerade Verbindung mit Pfeil 8">
          <svg:title/>
          <svg:desc/>
        </draw:connector>
        <draw:frame draw:id="id166" draw:style-name="a1130" draw:name="Textfeld 9" svg:x="10.49495in" svg:y="4.33189in" svg:width="2.79798in" svg:height="0.63952in">
          <draw:text-box>
            <text:p text:style-name="a1129" text:class-names="" text:cond-style-name=""><text:span text:style-name="a1124" text:class-names="">Why did this Structure generate<text:s text:c="1"/></text:span><text:span text:style-name="a1125" text:class-names="">this</text:span><text:span text:style-name="a1126" text:class-names=""><text:s text:c="1"/>Action?</text:span><text:span text:style-name="a1127" text:class-names=""><text:s text:c="1"/></text:span><text:span text:style-name="a1128" text:class-names=""/></text:p>
          </draw:text-box>
          <svg:title/>
          <svg:desc/>
        </draw:frame>
        <draw:connector draw:type="line" svg:x1="10.51013in" svg:y1="4.5927in" svg:x2="9.63637in" svg:y2="4.5927in" draw:id="id167" draw:style-name="a1132" draw:name="Gerade Verbindung mit Pfeil 10">
          <svg:title/>
          <svg:desc/>
        </draw:connector>
        <draw:frame draw:id="id168" draw:style-name="a1136" draw:name="Textfeld 11" svg:x="0.42767in" svg:y="4.17194in" svg:width="2.60764in" svg:height="0.63952in">
          <draw:text-box>
            <text:p text:style-name="a1135" text:class-names="" text:cond-style-name=""><text:span text:style-name="a1133" text:class-names="">What Action is generated by this Structure?</text:span><text:span text:style-name="a1134" text:class-names=""/></text:p>
          </draw:text-box>
          <svg:title/>
          <svg:desc/>
        </draw:frame>
        <draw:connector draw:type="line" svg:x1="2.93441in" svg:y1="4.43912in" svg:x2="3.81634in" svg:y2="4.43912in" draw:id="id169" draw:style-name="a1138" draw:name="Gerade Verbindung mit Pfeil 12">
          <svg:title/>
          <svg:desc/>
        </draw:connector>
        <draw:frame draw:id="id170" draw:style-name="a1142" draw:name="Textfeld 13" svg:x="1.91007in" svg:y="2.41436in" svg:width="3.30423in" svg:height="0.37025in">
          <draw:text-box>
            <text:p text:style-name="a1141" text:class-names="" text:cond-style-name=""><text:span text:style-name="a1139" text:class-names="">Why does this Action happen?</text:span><text:span text:style-name="a1140" text:class-names=""/></text:p>
          </draw:text-box>
          <svg:title/>
          <svg:desc/>
        </draw:frame>
        <draw:connector draw:type="line" svg:x1="5.15657in" svg:y1="2.63631in" svg:x2="5.84293in" svg:y2="2.9798in" draw:id="id171" draw:style-name="a1144" draw:name="Gerade Verbindung mit Pfeil 14">
          <svg:title/>
          <svg:desc/>
        </draw:connector>
        <presentation:notes draw:style-name="a1192">
          <draw:frame draw:id="id182" draw:style-name="a1189" draw:name="Rectangle 7" svg:x="4.24826in" svg:y="9.49826in" svg:width="3.25in" svg:height="0.50174in">
            <draw:text-box>
              <text:p text:style-name="a1188" text:class-names="" text:cond-style-name=""><text:span text:style-name="a1186" text:class-names=""><text:page-number style:num-format="1" text:fixed="false">12</text:page-number></text:span><text:span text:style-name="a1187" text:class-names=""/></text:p>
            </draw:text-box>
            <svg:title/>
            <svg:desc/>
          </draw:frame>
          <draw:page-thumbnail draw:page-number="6" svg:x="0.75in" svg:y="1.25in" svg:width="6in" svg:height="3.375in" presentation:class="page" draw:id="id183" presentation:style-name="a1190" draw:name="Rectangle 2">
            <svg:title/>
            <svg:desc/>
          </draw:page-thumbnail>
          <draw:frame draw:id="id184" presentation:style-name="a1191" draw:name="Rectangle 3" svg:x="0.75in" svg:y="4.8125in" svg:width="6in" svg:height="3.937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829" draw:style="linear" draw:angle="1800" draw:start-color="#ffed78" draw:end-color="#fff0a1" draw:start-intensity="0%" draw:end-intensity="0%"/>
    <draw:gradient draw:name="a971" draw:style="linear" draw:angle="1800" draw:start-color="#ffed78" draw:end-color="#fff0a1" draw:start-intensity="0%" draw:end-intensity="0%"/>
    <draw:gradient draw:name="a1053" draw:style="linear" draw:angle="1800" draw:start-color="#ffed78" draw:end-color="#fff0a1" draw:start-intensity="0%" draw:end-intensity="0%"/>
    <draw:gradient draw:name="a780" draw:style="linear" draw:angle="1800" draw:start-color="#ffed78" draw:end-color="#fff0a1" draw:start-intensity="0%" draw:end-intensity="0%"/>
    <draw:gradient draw:name="a886" draw:style="linear" draw:angle="1800" draw:start-color="#ffed78" draw:end-color="#fff0a1" draw:start-intensity="0%" draw:end-intensity="0%"/>
    <draw:gradient draw:name="a1165" draw:style="linear" draw:angle="1800" draw:start-color="#ffed78" draw:end-color="#fff0a1" draw:start-intensity="0%" draw:end-intensity="0%"/>
    <draw:marker draw:name="a1071" svg:viewBox="0 0 20 30" svg:d="m10 0-10 30h20z"/>
    <draw:marker draw:name="a980" svg:viewBox="0 0 20 30" svg:d="m10 0-10 30h20z"/>
    <draw:marker draw:name="a1072" svg:viewBox="0 0 20 30" svg:d="m10 0-10 30h20z"/>
    <draw:marker draw:name="a1122" svg:viewBox="0 0 20 30" svg:d="m10 0-10 30h20z"/>
    <draw:marker draw:name="a984" svg:viewBox="0 0 20 30" svg:d="m10 0-10 30h20z"/>
    <draw:marker draw:name="a985" svg:viewBox="0 0 20 30" svg:d="m10 0-10 30h20z"/>
    <draw:marker draw:name="a989" svg:viewBox="0 0 20 30" svg:d="m10 0-10 30h20z"/>
    <draw:marker draw:name="a894" svg:viewBox="0 0 20 30" svg:d="m10 0-10 30h20z"/>
    <draw:marker draw:name="a895" svg:viewBox="0 0 20 30" svg:d="m10 0-10 30h20z"/>
    <draw:marker draw:name="a1035" svg:viewBox="0 0 20 30" svg:d="m10 0-10 30h20z"/>
    <draw:marker draw:name="a899" svg:viewBox="0 0 20 30" svg:d="m10 0-10 30h20z"/>
    <draw:marker draw:name="a875" svg:viewBox="0 0 20 30" svg:d="m10 0-10 30h20z"/>
    <draw:marker draw:name="a1016" svg:viewBox="0 0 20 30" svg:d="m10 0-10 30h20z"/>
    <draw:marker draw:name="a876" svg:viewBox="0 0 20 30" svg:d="m10 0-10 30h20z"/>
    <draw:marker draw:name="a900" svg:viewBox="0 0 20 30" svg:d="m10 0-10 30h20z"/>
    <draw:marker draw:name="a904" svg:viewBox="0 0 20 30" svg:d="m10 0-10 30h20z"/>
    <draw:marker draw:name="a905" svg:viewBox="0 0 20 30" svg:d="m10 0-10 30h20z"/>
    <draw:marker draw:name="a1173" svg:viewBox="0 0 20 30" svg:d="m10 0-10 30h20z"/>
    <draw:marker draw:name="a1174" svg:viewBox="0 0 20 30" svg:d="m10 0-10 30h20z"/>
    <draw:marker draw:name="a1152" svg:viewBox="0 0 20 30" svg:d="m10 0-10 30h20z"/>
    <draw:marker draw:name="a788" svg:viewBox="0 0 20 30" svg:d="m10 0-10 30h20z"/>
    <draw:marker draw:name="a1178" svg:viewBox="0 0 20 30" svg:d="m10 0-10 30h20z"/>
    <draw:marker draw:name="a1153" svg:viewBox="0 0 20 30" svg:d="m10 0-10 30h20z"/>
    <draw:marker draw:name="a837" svg:viewBox="0 0 20 30" svg:d="m10 0-10 30h20z"/>
    <draw:marker draw:name="a789" svg:viewBox="0 0 20 30" svg:d="m10 0-10 30h20z"/>
    <draw:marker draw:name="a1179" svg:viewBox="0 0 20 30" svg:d="m10 0-10 30h20z"/>
    <draw:marker draw:name="a838" svg:viewBox="0 0 20 30" svg:d="m10 0-10 30h20z"/>
    <draw:marker draw:name="a990" svg:viewBox="0 0 20 30" svg:d="m10 0-10 30h20z"/>
    <draw:marker draw:name="a1131" svg:viewBox="0 0 20 30" svg:d="m10 0-10 30h20z"/>
    <draw:marker draw:name="a816" svg:viewBox="0 0 20 30" svg:d="m10 0-10 30h20z"/>
    <draw:marker draw:name="a817" svg:viewBox="0 0 20 30" svg:d="m10 0-10 30h20z"/>
    <draw:marker draw:name="a769" svg:viewBox="0 0 20 30" svg:d="m10 0-10 30h20z"/>
    <draw:marker draw:name="a1061" svg:viewBox="0 0 20 30" svg:d="m10 0-10 30h20z"/>
    <draw:marker draw:name="a1062" svg:viewBox="0 0 20 30" svg:d="m10 0-10 30h20z"/>
    <draw:marker draw:name="a1137" svg:viewBox="0 0 20 30" svg:d="m10 0-10 30h20z"/>
    <draw:marker draw:name="a1066" svg:viewBox="0 0 20 30" svg:d="m10 0-10 30h20z"/>
    <draw:marker draw:name="a1042" svg:viewBox="0 0 20 30" svg:d="m10 0-10 30h20z"/>
    <draw:marker draw:name="a1067" svg:viewBox="0 0 20 30" svg:d="m10 0-10 30h20z"/>
    <draw:marker draw:name="a1043" svg:viewBox="0 0 20 30" svg:d="m10 0-10 30h20z"/>
    <draw:marker draw:name="a979" svg:viewBox="0 0 20 30" svg:d="m10 0-10 30h20z"/>
    <draw:marker draw:name="a1022" svg:viewBox="0 0 20 30" svg:d="m10 0-10 30h20z"/>
    <draw:marker draw:name="a958" svg:viewBox="0 0 20 30" svg:d="m10 0-10 30h20z"/>
    <draw:marker draw:name="a959" svg:viewBox="0 0 20 30" svg:d="m10 0-10 30h20z"/>
    <draw:marker draw:name="a1028" svg:viewBox="0 0 20 30" svg:d="m10 0-10 30h20z"/>
    <draw:marker draw:name="a793" svg:viewBox="0 0 20 30" svg:d="m10 0-10 30h20z"/>
    <draw:marker draw:name="a1183" svg:viewBox="0 0 20 30" svg:d="m10 0-10 30h20z"/>
    <draw:marker draw:name="a842" svg:viewBox="0 0 20 30" svg:d="m10 0-10 30h20z"/>
    <draw:marker draw:name="a794" svg:viewBox="0 0 20 30" svg:d="m10 0-10 30h20z"/>
    <draw:marker draw:name="a1184" svg:viewBox="0 0 20 30" svg:d="m10 0-10 30h20z"/>
    <draw:marker draw:name="a843" svg:viewBox="0 0 20 30" svg:d="m10 0-10 30h20z"/>
    <draw:marker draw:name="a770" svg:viewBox="0 0 20 30" svg:d="m10 0-10 30h20z"/>
    <draw:marker draw:name="a798" svg:viewBox="0 0 20 30" svg:d="m10 0-10 30h20z"/>
    <draw:marker draw:name="a847" svg:viewBox="0 0 20 30" svg:d="m10 0-10 30h20z"/>
    <draw:marker draw:name="a799" svg:viewBox="0 0 20 30" svg:d="m10 0-10 30h20z"/>
    <draw:marker draw:name="a848" svg:viewBox="0 0 20 30" svg:d="m10 0-10 30h20z"/>
    <draw:marker draw:name="a114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8.06.2024</text:date></text:span><text:span text:style-name="a22" text:class-names=""/></text:p>
        </draw:text-box>
        <svg:title/>
        <svg:desc/>
      </draw:frame>
      <draw:frame draw:id="id3" presentation:style-name="a27" draw:name="Fußzeilenplatzhalt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Nr.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Kopfzeilenplatzhalt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umsplatzhalt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28.06.2024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Folienbildplatzhalter 3">
          <svg:title/>
          <svg:desc/>
        </draw:page-thumbnail>
        <draw:frame draw:id="id8" presentation:style-name="a55" draw:name="Notizenplatzhalt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Mastertextformat bearbeit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Zweite Ebene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ußzeilenplatzhalt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Foliennummernplatzhalt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Nr.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frame draw:id="id11" presentation:style-name="a68" draw:name="Titel 1" svg:x="1.66667in" svg:y="1.22743in" svg:width="10in" svg:height="2.61111in" presentation:class="title" presentation:placeholder="false">
        <draw:text-box>
          <text:p text:style-name="a67" text:class-names="" text:cond-style-name=""><text:span text:style-name="a65" text:class-names="">Mastertitelformat bearbeiten</text:span><text:span text:style-name="a66" text:class-names=""/></text:p>
        </draw:text-box>
        <svg:title/>
        <svg:desc/>
      </draw:frame>
      <draw:frame draw:id="id12" presentation:style-name="a72" draw:name="Untertitel 2" svg:x="1.66667in" svg:y="3.93924in" svg:width="10in" svg:height="1.81076in" presentation:class="subtitle" presentation:placeholder="false">
        <draw:text-box>
          <text:p text:style-name="a71" text:class-names="" text:cond-style-name=""><text:span text:style-name="a69" text:class-names="">Master-Untertitelformat bearbeiten</text:span><text:span text:style-name="a70" text:class-names=""/></text:p>
        </draw:text-box>
        <svg:title/>
        <svg:desc/>
      </draw:frame>
      <draw:frame draw:id="id13" presentation:style-name="a77" draw:name="Datumsplatzhalt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3" text:class-names=""><text:date text:fixed="false" style:data-style-name="a74">28.06.2024</text:date></text:span><text:span text:style-name="a75" text:class-names=""/></text:p>
        </draw:text-box>
        <svg:title/>
        <svg:desc/>
      </draw:frame>
      <draw:frame draw:id="id14" presentation:style-name="a80" draw:name="Fußzeilenplatzhalt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4" draw:name="Foliennummernplatzhalter 5" svg:x="9.41667in" svg:y="6.95139in" svg:width="3in" svg:height="0.39931in" presentation:class="page-number" presentation:placeholder="false">
        <draw:text-box>
          <text:p text:style-name="a83" text:class-names="" text:cond-style-name=""><text:span text:style-name="a81" text:class-names=""><text:page-number style:num-format="1" text:fixed="false">‹Nr.›</text:page-number></text:span><text:span text:style-name="a82" text:class-names=""/></text:p>
        </draw:text-box>
        <svg:title/>
        <svg:desc/>
      </draw:frame>
      <presentation:notes style:page-layout-name="pageLayout2" draw:style-name="a116">
        <draw:frame draw:id="id5" presentation:style-name="a87" draw:name="Kopfzeilenplatzhalter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6" presentation:style-name="a92" draw:name="Datumsplatzhalt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8" text:class-names=""><text:date text:fixed="false" style:data-style-name="a89">28.06.2024</text:date></text:span><text:span text:style-name="a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3" draw:name="Folienbildplatzhalter 3">
          <svg:title/>
          <svg:desc/>
        </draw:page-thumbnail>
        <draw:frame draw:id="id8" presentation:style-name="a108" draw:name="Notizenplatzhalt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Mastertextformat bearbeiten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Zweite Ebene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ußzeilenplatzhalt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Foliennummernplatzhalt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>‹Nr.›</text:page-number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7">
      <draw:frame draw:id="id16" presentation:style-name="a121" draw:name="Titel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Mastertitelformat bearbeiten</text:span><text:span text:style-name="a119" text:class-names=""/></text:p>
        </draw:text-box>
        <svg:title/>
        <svg:desc/>
      </draw:frame>
      <draw:frame draw:id="id17" presentation:style-name="a138" draw:name="Inhaltsplatzhalt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Mastertextformat bearbeiten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Zweite Ebene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ünfte Ebene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3" draw:name="Datumsplatzhalter 3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28.06.2024</text:date></text:span><text:span text:style-name="a141" text:class-names=""/></text:p>
        </draw:text-box>
        <svg:title/>
        <svg:desc/>
      </draw:frame>
      <draw:frame draw:id="id19" presentation:style-name="a146" draw:name="Fußzeilenplatzhalter 4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0" presentation:style-name="a150" draw:name="Foliennummernplatzhalter 5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Nr.›</text:page-number></text:span><text:span text:style-name="a148" text:class-names=""/></text:p>
        </draw:text-box>
        <svg:title/>
        <svg:desc/>
      </draw:frame>
      <presentation:notes style:page-layout-name="pageLayout2" draw:style-name="a182">
        <draw:frame draw:id="id5" presentation:style-name="a153" draw:name="Kopfzeilenplatzhalt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6" presentation:style-name="a158" draw:name="Datumsplatzhalter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4" text:class-names=""><text:date text:fixed="false" style:data-style-name="a155">28.06.2024</text:date></text:span><text:span text:style-name="a1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Folienbildplatzhalter 3">
          <svg:title/>
          <svg:desc/>
        </draw:page-thumbnail>
        <draw:frame draw:id="id8" presentation:style-name="a174" draw:name="Notizenplatzhalter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Mastertextformat bearbeiten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Zweite Ebene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Fußzeilenplatzhalt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1" draw:name="Foliennummernplatzhalter 6" svg:x="4.24826in" svg:y="9.49826in" svg:width="3.25in" svg:height="0.50174in" presentation:class="page-number" presentation:placeholder="false">
          <draw:text-box>
            <text:p text:style-name="a180" text:class-names="" text:cond-style-name=""><text:span text:style-name="a178" text:class-names=""><text:page-number style:num-format="1" text:fixed="false">‹Nr.›</text:page-number></text:span><text:span text:style-name="a179" text:class-names=""/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83">
      <draw:frame draw:id="id21" presentation:style-name="a187" draw:name="Titel 1" svg:x="0.90972in" svg:y="1.86979in" svg:width="11.5in" svg:height="3.11979in" presentation:class="title" presentation:placeholder="false">
        <draw:text-box>
          <text:p text:style-name="a186" text:class-names="" text:cond-style-name=""><text:span text:style-name="a184" text:class-names="">Mastertitelformat bearbeiten</text:span><text:span text:style-name="a185" text:class-names=""/></text:p>
        </draw:text-box>
        <svg:title/>
        <svg:desc/>
      </draw:frame>
      <draw:frame draw:id="id22" presentation:style-name="a191" draw:name="Textplatzhalter 2" svg:x="0.90972in" svg:y="5.0191in" svg:width="11.5in" svg:height="1.64062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Mastertextformat bearbeiten</text:span></text:p>
            </text:list-item>
          </text:list>
        </draw:text-box>
        <svg:title/>
        <svg:desc/>
      </draw:frame>
      <draw:frame draw:id="id23" presentation:style-name="a196" draw:name="Datumsplatzhalter 3" svg:x="0.91667in" svg:y="6.95139in" svg:width="3in" svg:height="0.39931in" presentation:class="date-time" presentation:placeholder="false">
        <draw:text-box>
          <text:p text:style-name="a195" text:class-names="" text:cond-style-name=""><text:span text:style-name="a192" text:class-names=""><text:date text:fixed="false" style:data-style-name="a193">28.06.2024</text:date></text:span><text:span text:style-name="a194" text:class-names=""/></text:p>
        </draw:text-box>
        <svg:title/>
        <svg:desc/>
      </draw:frame>
      <draw:frame draw:id="id24" presentation:style-name="a199" draw:name="Fußzeilenplatzhalter 4" svg:x="4.41667in" svg:y="6.95139in" svg:width="4.5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25" presentation:style-name="a203" draw:name="Foliennummernplatzhalter 5" svg:x="9.41667in" svg:y="6.95139in" svg:width="3in" svg:height="0.39931in" presentation:class="page-number" presentation:placeholder="false">
        <draw:text-box>
          <text:p text:style-name="a202" text:class-names="" text:cond-style-name=""><text:span text:style-name="a200" text:class-names=""><text:page-number style:num-format="1" text:fixed="false">‹Nr.›</text:page-number></text:span><text:span text:style-name="a201" text:class-names=""/></text:p>
        </draw:text-box>
        <svg:title/>
        <svg:desc/>
      </draw:frame>
      <presentation:notes style:page-layout-name="pageLayout2" draw:style-name="a235">
        <draw:frame draw:id="id5" presentation:style-name="a206" draw:name="Kopfzeilenplatzhalt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6" presentation:style-name="a211" draw:name="Datumsplatzhalt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28.06.2024</text:date></text:span><text:span text:style-name="a20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2" draw:name="Folienbildplatzhalter 3">
          <svg:title/>
          <svg:desc/>
        </draw:page-thumbnail>
        <draw:frame draw:id="id8" presentation:style-name="a227" draw:name="Notizenplatzhalt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Mastertextformat bearbeiten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Zweite Ebene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0" draw:name="Fußzeilenplatzhalt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4" draw:name="Foliennummernplatzhalter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1" text:class-names=""><text:page-number style:num-format="1" text:fixed="false">‹Nr.›</text:page-number></text:span><text:span text:style-name="a232" text:class-names=""/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6">
      <draw:frame draw:id="id26" presentation:style-name="a240" draw:name="Titel 1" svg:x="0.91667in" svg:y="0.39931in" svg:width="11.5in" svg:height="1.44965in" presentation:class="title" presentation:placeholder="false">
        <draw:text-box>
          <text:p text:style-name="a239" text:class-names="" text:cond-style-name=""><text:span text:style-name="a237" text:class-names="">Mastertitelformat bearbeiten</text:span><text:span text:style-name="a238" text:class-names=""/></text:p>
        </draw:text-box>
        <svg:title/>
        <svg:desc/>
      </draw:frame>
      <draw:frame draw:id="id27" presentation:style-name="a257" draw:name="Inhaltsplatzhalter 2" svg:x="0.91667in" svg:y="1.99653in" svg:width="5.66667in" svg:height="4.75868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Mastertextformat bearbeiten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Zweite Ebene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ünfte Ebene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4" draw:name="Inhaltsplatzhalter 3" svg:x="6.75in" svg:y="1.99653in" svg:width="5.66667in" svg:height="4.75868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Mastertextformat bearbeiten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Zweite Ebene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ünfte Ebene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9" draw:name="Datumsplatzhalter 4" svg:x="0.91667in" svg:y="6.95139in" svg:width="3in" svg:height="0.39931in" presentation:class="date-time" presentation:placeholder="false">
        <draw:text-box>
          <text:p text:style-name="a278" text:class-names="" text:cond-style-name=""><text:span text:style-name="a275" text:class-names=""><text:date text:fixed="false" style:data-style-name="a276">28.06.2024</text:date></text:span><text:span text:style-name="a277" text:class-names=""/></text:p>
        </draw:text-box>
        <svg:title/>
        <svg:desc/>
      </draw:frame>
      <draw:frame draw:id="id30" presentation:style-name="a282" draw:name="Fußzeilenplatzhalter 5" svg:x="4.41667in" svg:y="6.95139in" svg:width="4.5in" svg:height="0.39931in" presentation:class="footer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31" presentation:style-name="a286" draw:name="Foliennummernplatzhalter 6" svg:x="9.41667in" svg:y="6.95139in" svg:width="3in" svg:height="0.39931in" presentation:class="page-number" presentation:placeholder="false">
        <draw:text-box>
          <text:p text:style-name="a285" text:class-names="" text:cond-style-name=""><text:span text:style-name="a283" text:class-names=""><text:page-number style:num-format="1" text:fixed="false">‹Nr.›</text:page-number></text:span><text:span text:style-name="a284" text:class-names=""/></text:p>
        </draw:text-box>
        <svg:title/>
        <svg:desc/>
      </draw:frame>
      <presentation:notes style:page-layout-name="pageLayout2" draw:style-name="a318">
        <draw:frame draw:id="id5" presentation:style-name="a289" draw:name="Kopfzeilenplatzhalter 1" svg:x="0in" svg:y="0in" svg:width="3.25in" svg:height="0.50174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6" presentation:style-name="a294" draw:name="Datumsplatzhalter 2" svg:x="4.24826in" svg:y="0in" svg:width="3.25in" svg:height="0.50174in" presentation:class="date-time" presentation:placeholder="false">
          <draw:text-box>
            <text:p text:style-name="a293" text:class-names="" text:cond-style-name=""><text:span text:style-name="a290" text:class-names=""><text:date text:fixed="false" style:data-style-name="a291">28.06.2024</text:date></text:span><text:span text:style-name="a2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5" draw:name="Folienbildplatzhalter 3">
          <svg:title/>
          <svg:desc/>
        </draw:page-thumbnail>
        <draw:frame draw:id="id8" presentation:style-name="a310" draw:name="Notizenplatzhalter 4" svg:x="0.75in" svg:y="4.8125in" svg:width="6in" svg:height="3.9375in" presentation:class="notes" presentation:placeholder="false">
          <draw:text-box>
            <text:p text:style-name="a297" text:class-names="" text:cond-style-name=""><text:span text:style-name="a296" text:class-names="">Mastertextformat bearbeiten</text:span></text:p>
            <text:list text:style-name="a300">
              <text:list-item>
                <text:list text:style-name="a300">
                  <text:list-item>
                    <text:p text:style-name="a299" text:class-names="" text:cond-style-name=""><text:span text:style-name="a298" text:class-names="">Zweite Ebene</text:span></text:p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p text:style-name="a302" text:class-names="" text:cond-style-name=""><text:span text:style-name="a30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p text:style-name="a305" text:class-names="" text:cond-style-name=""><text:span text:style-name="a30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list text:style-name="a309">
                              <text:list-item>
                                <text:p text:style-name="a308" text:class-names="" text:cond-style-name=""><text:span text:style-name="a30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3" draw:name="Fußzeilenplatzhalter 5" svg:x="0in" svg:y="9.49826in" svg:width="3.25in" svg:height="0.50174in" presentation:class="foot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7" draw:name="Foliennummernplatzhalter 6" svg:x="4.24826in" svg:y="9.49826in" svg:width="3.25in" svg:height="0.50174in" presentation:class="page-number" presentation:placeholder="false">
          <draw:text-box>
            <text:p text:style-name="a316" text:class-names="" text:cond-style-name=""><text:span text:style-name="a314" text:class-names=""><text:page-number style:num-format="1" text:fixed="false">‹Nr.›</text:page-number></text:span><text:span text:style-name="a315" text:class-names=""/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19">
      <draw:frame draw:id="id32" presentation:style-name="a323" draw:name="Titel 1" svg:x="0.9184in" svg:y="0.39931in" svg:width="11.5in" svg:height="1.44965in" presentation:class="title" presentation:placeholder="false">
        <draw:text-box>
          <text:p text:style-name="a322" text:class-names="" text:cond-style-name=""><text:span text:style-name="a320" text:class-names="">Mastertitelformat bearbeiten</text:span><text:span text:style-name="a321" text:class-names=""/></text:p>
        </draw:text-box>
        <svg:title/>
        <svg:desc/>
      </draw:frame>
      <draw:frame draw:id="id33" presentation:style-name="a327" draw:name="Textplatzhalter 2" svg:x="0.9184in" svg:y="1.83854in" svg:width="5.64062in" svg:height="0.9010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Mastertextformat bearbeiten</text:span></text:p>
            </text:list-item>
          </text:list>
        </draw:text-box>
        <svg:title/>
        <svg:desc/>
      </draw:frame>
      <draw:frame draw:id="id34" presentation:style-name="a344" draw:name="Inhaltsplatzhalter 3" svg:x="0.9184in" svg:y="2.73958in" svg:width="5.64062in" svg:height="4.0295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Mastertextformat bearbeite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Zweite Ebene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ünfte Ebene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8" draw:name="Textplatzhalter 4" svg:x="6.75in" svg:y="1.83854in" svg:width="5.6684in" svg:height="0.90104in" presentation:class="outline" presentation:placeholder="false">
        <draw:text-box>
          <text:list text:style-name="a347">
            <text:list-item>
              <text:p text:style-name="a346" text:class-names="" text:cond-style-name=""><text:span text:style-name="a345" text:class-names="">Mastertextformat bearbeiten</text:span></text:p>
            </text:list-item>
          </text:list>
        </draw:text-box>
        <svg:title/>
        <svg:desc/>
      </draw:frame>
      <draw:frame draw:id="id36" presentation:style-name="a365" draw:name="Inhaltsplatzhalter 5" svg:x="6.75in" svg:y="2.73958in" svg:width="5.6684in" svg:height="4.02951in" presentation:class="object" presentation:placeholder="false">
        <draw:text-box>
          <text:list text:style-name="a351">
            <text:list-item>
              <text:p text:style-name="a350" text:class-names="" text:cond-style-name=""><text:span text:style-name="a349" text:class-names="">Mastertextformat bearbeiten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Zweite Ebene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ünfte Ebene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0" draw:name="Datumsplatzhalter 6" svg:x="0.91667in" svg:y="6.95139in" svg:width="3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>28.06.2024</text:date></text:span><text:span text:style-name="a368" text:class-names=""/></text:p>
        </draw:text-box>
        <svg:title/>
        <svg:desc/>
      </draw:frame>
      <draw:frame draw:id="id38" presentation:style-name="a373" draw:name="Fußzeilenplatzhalter 7" svg:x="4.41667in" svg:y="6.95139in" svg:width="4.5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39" presentation:style-name="a377" draw:name="Foliennummernplatzhalter 8" svg:x="9.41667in" svg:y="6.95139in" svg:width="3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Nr.›</text:page-number></text:span><text:span text:style-name="a375" text:class-names=""/></text:p>
        </draw:text-box>
        <svg:title/>
        <svg:desc/>
      </draw:frame>
      <presentation:notes style:page-layout-name="pageLayout2" draw:style-name="a409">
        <draw:frame draw:id="id5" presentation:style-name="a380" draw:name="Kopfzeilenplatzhalter 1" svg:x="0in" svg:y="0in" svg:width="3.25in" svg:height="0.50174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6" presentation:style-name="a385" draw:name="Datumsplatzhalter 2" svg:x="4.24826in" svg:y="0in" svg:width="3.25in" svg:height="0.50174in" presentation:class="date-time" presentation:placeholder="false">
          <draw:text-box>
            <text:p text:style-name="a384" text:class-names="" text:cond-style-name=""><text:span text:style-name="a381" text:class-names=""><text:date text:fixed="false" style:data-style-name="a382">28.06.2024</text:date></text:span><text:span text:style-name="a3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6" draw:name="Folienbildplatzhalter 3">
          <svg:title/>
          <svg:desc/>
        </draw:page-thumbnail>
        <draw:frame draw:id="id8" presentation:style-name="a401" draw:name="Notizenplatzhalter 4" svg:x="0.75in" svg:y="4.8125in" svg:width="6in" svg:height="3.9375in" presentation:class="notes" presentation:placeholder="false">
          <draw:text-box>
            <text:p text:style-name="a388" text:class-names="" text:cond-style-name=""><text:span text:style-name="a387" text:class-names="">Mastertextformat bearbeiten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Zweite Ebene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list text:style-name="a400">
                          <text:list-item>
                            <text:list text:style-name="a400">
                              <text:list-item>
                                <text:p text:style-name="a399" text:class-names="" text:cond-style-name=""><text:span text:style-name="a3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4" draw:name="Fußzeilenplatzhalter 5" svg:x="0in" svg:y="9.49826in" svg:width="3.25in" svg:height="0.50174in" presentation:class="foot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0" presentation:style-name="a408" draw:name="Foliennummernplatzhalter 6" svg:x="4.24826in" svg:y="9.49826in" svg:width="3.25in" svg:height="0.50174in" presentation:class="page-number" presentation:placeholder="false">
          <draw:text-box>
            <text:p text:style-name="a407" text:class-names="" text:cond-style-name=""><text:span text:style-name="a405" text:class-names=""><text:page-number style:num-format="1" text:fixed="false">‹Nr.›</text:page-number></text:span><text:span text:style-name="a406" text:class-names=""/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10">
      <draw:frame draw:id="id40" presentation:style-name="a414" draw:name="Titel 1" svg:x="0.91667in" svg:y="0.39931in" svg:width="11.5in" svg:height="1.44965in" presentation:class="title" presentation:placeholder="false">
        <draw:text-box>
          <text:p text:style-name="a413" text:class-names="" text:cond-style-name=""><text:span text:style-name="a411" text:class-names="">Mastertitelformat bearbeiten</text:span><text:span text:style-name="a412" text:class-names=""/></text:p>
        </draw:text-box>
        <svg:title/>
        <svg:desc/>
      </draw:frame>
      <draw:frame draw:id="id41" presentation:style-name="a419" draw:name="Datumsplatzhalter 2" svg:x="0.91667in" svg:y="6.95139in" svg:width="3in" svg:height="0.3993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>28.06.2024</text:date></text:span><text:span text:style-name="a417" text:class-names=""/></text:p>
        </draw:text-box>
        <svg:title/>
        <svg:desc/>
      </draw:frame>
      <draw:frame draw:id="id42" presentation:style-name="a422" draw:name="Fußzeilenplatzhalter 3" svg:x="4.41667in" svg:y="6.95139in" svg:width="4.5in" svg:height="0.39931in" presentation:class="footer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43" presentation:style-name="a426" draw:name="Foliennummernplatzhalter 4" svg:x="9.41667in" svg:y="6.95139in" svg:width="3in" svg:height="0.39931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>‹Nr.›</text:page-number></text:span><text:span text:style-name="a424" text:class-names=""/></text:p>
        </draw:text-box>
        <svg:title/>
        <svg:desc/>
      </draw:frame>
      <presentation:notes style:page-layout-name="pageLayout2" draw:style-name="a458">
        <draw:frame draw:id="id5" presentation:style-name="a429" draw:name="Kopfzeilenplatzhalter 1" svg:x="0in" svg:y="0in" svg:width="3.25in" svg:height="0.50174in" presentation:class="head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6" presentation:style-name="a434" draw:name="Datumsplatzhalter 2" svg:x="4.24826in" svg:y="0in" svg:width="3.25in" svg:height="0.50174in" presentation:class="date-time" presentation:placeholder="false">
          <draw:text-box>
            <text:p text:style-name="a433" text:class-names="" text:cond-style-name=""><text:span text:style-name="a430" text:class-names=""><text:date text:fixed="false" style:data-style-name="a431">28.06.2024</text:date></text:span><text:span text:style-name="a4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5" draw:name="Folienbildplatzhalter 3">
          <svg:title/>
          <svg:desc/>
        </draw:page-thumbnail>
        <draw:frame draw:id="id8" presentation:style-name="a450" draw:name="Notizenplatzhalter 4" svg:x="0.75in" svg:y="4.8125in" svg:width="6in" svg:height="3.9375in" presentation:class="notes" presentation:placeholder="false">
          <draw:text-box>
            <text:p text:style-name="a437" text:class-names="" text:cond-style-name=""><text:span text:style-name="a436" text:class-names="">Mastertextformat bearbeiten</text:span></text:p>
            <text:list text:style-name="a440">
              <text:list-item>
                <text:list text:style-name="a440">
                  <text:list-item>
                    <text:p text:style-name="a439" text:class-names="" text:cond-style-name=""><text:span text:style-name="a438" text:class-names="">Zweite Ebene</text:span></text:p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p text:style-name="a442" text:class-names="" text:cond-style-name=""><text:span text:style-name="a44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list text:style-name="a446">
                          <text:list-item>
                            <text:p text:style-name="a445" text:class-names="" text:cond-style-name=""><text:span text:style-name="a44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list text:style-name="a449">
                              <text:list-item>
                                <text:p text:style-name="a448" text:class-names="" text:cond-style-name=""><text:span text:style-name="a44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3" draw:name="Fußzeilenplatzhalter 5" svg:x="0in" svg:y="9.49826in" svg:width="3.25in" svg:height="0.50174in" presentation:class="foot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10" presentation:style-name="a457" draw:name="Foliennummernplatzhalter 6" svg:x="4.24826in" svg:y="9.49826in" svg:width="3.25in" svg:height="0.50174in" presentation:class="page-number" presentation:placeholder="false">
          <draw:text-box>
            <text:p text:style-name="a456" text:class-names="" text:cond-style-name=""><text:span text:style-name="a454" text:class-names=""><text:page-number style:num-format="1" text:fixed="false">‹Nr.›</text:page-number></text:span><text:span text:style-name="a455" text:class-names=""/></text:p>
          </draw:text-box>
          <svg:title/>
          <svg:desc/>
        </draw:frame>
      </presentation:notes>
    </style:master-page>
    <style:master-page style:name="Master1-Layout7-blank-Leer" style:page-layout-name="pageLayout1" draw:style-name="a459">
      <draw:frame draw:id="id44" presentation:style-name="a464" draw:name="Datumsplatzhalter 1" svg:x="0.91667in" svg:y="6.95139in" svg:width="3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28.06.2024</text:date></text:span><text:span text:style-name="a462" text:class-names=""/></text:p>
        </draw:text-box>
        <svg:title/>
        <svg:desc/>
      </draw:frame>
      <draw:frame draw:id="id45" presentation:style-name="a467" draw:name="Fußzeilenplatzhalter 2" svg:x="4.41667in" svg:y="6.95139in" svg:width="4.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46" presentation:style-name="a471" draw:name="Foliennummernplatzhalter 3" svg:x="9.41667in" svg:y="6.95139in" svg:width="3in" svg:height="0.39931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>‹Nr.›</text:page-number></text:span><text:span text:style-name="a469" text:class-names=""/></text:p>
        </draw:text-box>
        <svg:title/>
        <svg:desc/>
      </draw:frame>
      <presentation:notes style:page-layout-name="pageLayout2" draw:style-name="a503">
        <draw:frame draw:id="id5" presentation:style-name="a474" draw:name="Kopfzeilenplatzhalter 1" svg:x="0in" svg:y="0in" svg:width="3.25in" svg:height="0.50174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6" presentation:style-name="a479" draw:name="Datumsplatzhalter 2" svg:x="4.24826in" svg:y="0in" svg:width="3.25in" svg:height="0.50174in" presentation:class="date-time" presentation:placeholder="false">
          <draw:text-box>
            <text:p text:style-name="a478" text:class-names="" text:cond-style-name=""><text:span text:style-name="a475" text:class-names=""><text:date text:fixed="false" style:data-style-name="a476">28.06.2024</text:date></text:span><text:span text:style-name="a4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0" draw:name="Folienbildplatzhalter 3">
          <svg:title/>
          <svg:desc/>
        </draw:page-thumbnail>
        <draw:frame draw:id="id8" presentation:style-name="a495" draw:name="Notizenplatzhalter 4" svg:x="0.75in" svg:y="4.8125in" svg:width="6in" svg:height="3.9375in" presentation:class="notes" presentation:placeholder="false">
          <draw:text-box>
            <text:p text:style-name="a482" text:class-names="" text:cond-style-name=""><text:span text:style-name="a481" text:class-names="">Mastertextformat bearbeiten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Zweite Ebene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8" draw:name="Fußzeilenplatzhalter 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2" draw:name="Foliennummernplatzhalter 6" svg:x="4.24826in" svg:y="9.49826in" svg:width="3.25in" svg:height="0.50174in" presentation:class="page-number" presentation:placeholder="false">
          <draw:text-box>
            <text:p text:style-name="a501" text:class-names="" text:cond-style-name=""><text:span text:style-name="a499" text:class-names=""><text:page-number style:num-format="1" text:fixed="false">‹Nr.›</text:page-number></text:span><text:span text:style-name="a500" text:class-names=""/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04">
      <draw:frame draw:id="id47" presentation:style-name="a508" draw:name="Titel 1" svg:x="0.9184in" svg:y="0.5in" svg:width="4.30035in" svg:height="1.75in" presentation:class="title" presentation:placeholder="false">
        <draw:text-box>
          <text:p text:style-name="a507" text:class-names="" text:cond-style-name=""><text:span text:style-name="a505" text:class-names="">Mastertitelformat bearbeiten</text:span><text:span text:style-name="a506" text:class-names=""/></text:p>
        </draw:text-box>
        <svg:title/>
        <svg:desc/>
      </draw:frame>
      <draw:frame draw:id="id48" presentation:style-name="a525" draw:name="Inhaltsplatzhalter 2" svg:x="5.6684in" svg:y="1.07986in" svg:width="6.75in" svg:height="5.32986in" presentation:class="object" presentation:placeholder="false">
        <draw:text-box>
          <text:list text:style-name="a511">
            <text:list-item>
              <text:p text:style-name="a510" text:class-names="" text:cond-style-name=""><text:span text:style-name="a509" text:class-names="">Mastertextformat bearbeiten</text:span></text:p>
            </text:list-item>
          </text:list>
          <text:list text:style-name="a514">
            <text:list-item>
              <text:list text:style-name="a514">
                <text:list-item>
                  <text:p text:style-name="a513" text:class-names="" text:cond-style-name=""><text:span text:style-name="a512" text:class-names="">Zweite Ebene</text:span></text:p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p text:style-name="a516" text:class-names="" text:cond-style-name=""><text:span text:style-name="a5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p text:style-name="a519" text:class-names="" text:cond-style-name=""><text:span text:style-name="a5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list text:style-name="a524">
                            <text:list-item>
                              <text:p text:style-name="a523" text:class-names="" text:cond-style-name=""><text:span text:style-name="a521" text:class-names="">Fünfte Ebene</text:span><text:span text:style-name="a5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9" draw:name="Textplatzhalter 3" svg:x="0.9184in" svg:y="2.25in" svg:width="4.30035in" svg:height="4.1684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Mastertextformat bearbeiten</text:span></text:p>
            </text:list-item>
          </text:list>
        </draw:text-box>
        <svg:title/>
        <svg:desc/>
      </draw:frame>
      <draw:frame draw:id="id50" presentation:style-name="a534" draw:name="Datumsplatzhalter 4" svg:x="0.91667in" svg:y="6.95139in" svg:width="3in" svg:height="0.39931in" presentation:class="date-time" presentation:placeholder="false">
        <draw:text-box>
          <text:p text:style-name="a533" text:class-names="" text:cond-style-name=""><text:span text:style-name="a530" text:class-names=""><text:date text:fixed="false" style:data-style-name="a531">28.06.2024</text:date></text:span><text:span text:style-name="a532" text:class-names=""/></text:p>
        </draw:text-box>
        <svg:title/>
        <svg:desc/>
      </draw:frame>
      <draw:frame draw:id="id51" presentation:style-name="a537" draw:name="Fußzeilenplatzhalter 5" svg:x="4.41667in" svg:y="6.95139in" svg:width="4.5in" svg:height="0.39931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52" presentation:style-name="a541" draw:name="Foliennummernplatzhalter 6" svg:x="9.41667in" svg:y="6.95139in" svg:width="3in" svg:height="0.39931in" presentation:class="page-number" presentation:placeholder="false">
        <draw:text-box>
          <text:p text:style-name="a540" text:class-names="" text:cond-style-name=""><text:span text:style-name="a538" text:class-names=""><text:page-number style:num-format="1" text:fixed="false">‹Nr.›</text:page-number></text:span><text:span text:style-name="a539" text:class-names=""/></text:p>
        </draw:text-box>
        <svg:title/>
        <svg:desc/>
      </draw:frame>
      <presentation:notes style:page-layout-name="pageLayout2" draw:style-name="a573">
        <draw:frame draw:id="id5" presentation:style-name="a544" draw:name="Kopfzeilenplatzhalter 1" svg:x="0in" svg:y="0in" svg:width="3.25in" svg:height="0.50174in" presentation:class="head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6" presentation:style-name="a549" draw:name="Datumsplatzhalter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5" text:class-names=""><text:date text:fixed="false" style:data-style-name="a546">28.06.2024</text:date></text:span><text:span text:style-name="a5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50" draw:name="Folienbildplatzhalter 3">
          <svg:title/>
          <svg:desc/>
        </draw:page-thumbnail>
        <draw:frame draw:id="id8" presentation:style-name="a565" draw:name="Notizenplatzhalter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Mastertextformat bearbeiten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Zweite Ebene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8" draw:name="Fußzeilenplatzhalter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0" presentation:style-name="a572" draw:name="Foliennummernplatzhalter 6" svg:x="4.24826in" svg:y="9.49826in" svg:width="3.25in" svg:height="0.50174in" presentation:class="page-number" presentation:placeholder="false">
          <draw:text-box>
            <text:p text:style-name="a571" text:class-names="" text:cond-style-name=""><text:span text:style-name="a569" text:class-names=""><text:page-number style:num-format="1" text:fixed="false">‹Nr.›</text:page-number></text:span><text:span text:style-name="a570" text:class-names=""/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74">
      <draw:frame draw:id="id53" presentation:style-name="a578" draw:name="Titel 1" svg:x="0.9184in" svg:y="0.5in" svg:width="4.30035in" svg:height="1.75in" presentation:class="title" presentation:placeholder="false">
        <draw:text-box>
          <text:p text:style-name="a577" text:class-names="" text:cond-style-name=""><text:span text:style-name="a575" text:class-names="">Mastertitelformat bearbeiten</text:span><text:span text:style-name="a576" text:class-names=""/></text:p>
        </draw:text-box>
        <svg:title/>
        <svg:desc/>
      </draw:frame>
      <draw:frame draw:id="id54" presentation:style-name="a582" draw:name="Bildplatzhalter 2" svg:x="5.6684in" svg:y="1.07986in" svg:width="6.75in" svg:height="5.32986in" presentation:class="graphic" presentation:placeholder="false">
        <draw:text-box>
          <text:p text:style-name="a581" text:class-names="" text:cond-style-name=""><text:span text:style-name="a579" text:class-names="">Bild durch Klicken auf Symbol hinzufügen</text:span><text:span text:style-name="a580" text:class-names=""/></text:p>
        </draw:text-box>
        <svg:title/>
        <svg:desc/>
      </draw:frame>
      <draw:frame draw:id="id55" presentation:style-name="a586" draw:name="Textplatzhalter 3" svg:x="0.9184in" svg:y="2.25in" svg:width="4.30035in" svg:height="4.1684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Mastertextformat bearbeiten</text:span></text:p>
            </text:list-item>
          </text:list>
        </draw:text-box>
        <svg:title/>
        <svg:desc/>
      </draw:frame>
      <draw:frame draw:id="id56" presentation:style-name="a591" draw:name="Datumsplatzhalter 4" svg:x="0.91667in" svg:y="6.95139in" svg:width="3in" svg:height="0.39931in" presentation:class="date-time" presentation:placeholder="false">
        <draw:text-box>
          <text:p text:style-name="a590" text:class-names="" text:cond-style-name=""><text:span text:style-name="a587" text:class-names=""><text:date text:fixed="false" style:data-style-name="a588">28.06.2024</text:date></text:span><text:span text:style-name="a589" text:class-names=""/></text:p>
        </draw:text-box>
        <svg:title/>
        <svg:desc/>
      </draw:frame>
      <draw:frame draw:id="id57" presentation:style-name="a594" draw:name="Fußzeilenplatzhalter 5" svg:x="4.41667in" svg:y="6.95139in" svg:width="4.5in" svg:height="0.39931in" presentation:class="footer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58" presentation:style-name="a598" draw:name="Foliennummernplatzhalter 6" svg:x="9.41667in" svg:y="6.95139in" svg:width="3in" svg:height="0.39931in" presentation:class="page-number" presentation:placeholder="false">
        <draw:text-box>
          <text:p text:style-name="a597" text:class-names="" text:cond-style-name=""><text:span text:style-name="a595" text:class-names=""><text:page-number style:num-format="1" text:fixed="false">‹Nr.›</text:page-number></text:span><text:span text:style-name="a596" text:class-names=""/></text:p>
        </draw:text-box>
        <svg:title/>
        <svg:desc/>
      </draw:frame>
      <presentation:notes style:page-layout-name="pageLayout2" draw:style-name="a630">
        <draw:frame draw:id="id5" presentation:style-name="a601" draw:name="Kopfzeilenplatzhalter 1" svg:x="0in" svg:y="0in" svg:width="3.25in" svg:height="0.50174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6" presentation:style-name="a606" draw:name="Datumsplatzhalter 2" svg:x="4.24826in" svg:y="0in" svg:width="3.25in" svg:height="0.50174in" presentation:class="date-time" presentation:placeholder="false">
          <draw:text-box>
            <text:p text:style-name="a605" text:class-names="" text:cond-style-name=""><text:span text:style-name="a602" text:class-names=""><text:date text:fixed="false" style:data-style-name="a603">28.06.2024</text:date></text:span><text:span text:style-name="a60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07" draw:name="Folienbildplatzhalter 3">
          <svg:title/>
          <svg:desc/>
        </draw:page-thumbnail>
        <draw:frame draw:id="id8" presentation:style-name="a622" draw:name="Notizenplatzhalter 4" svg:x="0.75in" svg:y="4.8125in" svg:width="6in" svg:height="3.9375in" presentation:class="notes" presentation:placeholder="false">
          <draw:text-box>
            <text:p text:style-name="a609" text:class-names="" text:cond-style-name=""><text:span text:style-name="a608" text:class-names="">Mastertextformat bearbeiten</text:span></text:p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Zweite Ebene</text:span></text:p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p text:style-name="a614" text:class-names="" text:cond-style-name=""><text:span text:style-name="a61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list text:style-name="a618">
                          <text:list-item>
                            <text:p text:style-name="a617" text:class-names="" text:cond-style-name=""><text:span text:style-name="a61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list text:style-name="a621">
                              <text:list-item>
                                <text:p text:style-name="a620" text:class-names="" text:cond-style-name=""><text:span text:style-name="a61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5" draw:name="Fußzeilenplatzhalter 5" svg:x="0in" svg:y="9.49826in" svg:width="3.25in" svg:height="0.50174in" presentation:class="foot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29" draw:name="Foliennummernplatzhalter 6" svg:x="4.24826in" svg:y="9.49826in" svg:width="3.25in" svg:height="0.50174in" presentation:class="page-number" presentation:placeholder="false">
          <draw:text-box>
            <text:p text:style-name="a628" text:class-names="" text:cond-style-name=""><text:span text:style-name="a626" text:class-names=""><text:page-number style:num-format="1" text:fixed="false">‹Nr.›</text:page-number></text:span><text:span text:style-name="a627" text:class-names=""/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31">
      <draw:frame draw:id="id59" presentation:style-name="a635" draw:name="Titel 1" svg:x="0.91667in" svg:y="0.39931in" svg:width="11.5in" svg:height="1.44965in" presentation:class="title" presentation:placeholder="false">
        <draw:text-box>
          <text:p text:style-name="a634" text:class-names="" text:cond-style-name=""><text:span text:style-name="a632" text:class-names="">Mastertitelformat bearbeiten</text:span><text:span text:style-name="a633" text:class-names=""/></text:p>
        </draw:text-box>
        <svg:title/>
        <svg:desc/>
      </draw:frame>
      <draw:frame draw:id="id60" presentation:style-name="a652" draw:name="Vertikaler Textplatzhalter 2" svg:x="0.91667in" svg:y="1.99653in" svg:width="11.5in" svg:height="4.75868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Mastertextformat bearbeiten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Zweite Ebene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Fünfte Ebene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57" draw:name="Datumsplatzhalter 3" svg:x="0.91667in" svg:y="6.95139in" svg:width="3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>28.06.2024</text:date></text:span><text:span text:style-name="a655" text:class-names=""/></text:p>
        </draw:text-box>
        <svg:title/>
        <svg:desc/>
      </draw:frame>
      <draw:frame draw:id="id62" presentation:style-name="a660" draw:name="Fußzeilenplatzhalter 4" svg:x="4.41667in" svg:y="6.95139in" svg:width="4.5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63" presentation:style-name="a664" draw:name="Foliennummernplatzhalt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>‹Nr.›</text:page-number></text:span><text:span text:style-name="a662" text:class-names=""/></text:p>
        </draw:text-box>
        <svg:title/>
        <svg:desc/>
      </draw:frame>
      <presentation:notes style:page-layout-name="pageLayout2" draw:style-name="a696">
        <draw:frame draw:id="id5" presentation:style-name="a667" draw:name="Kopfzeilenplatzhalt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2" draw:name="Datumsplatzhalter 2" svg:x="4.24826in" svg:y="0in" svg:width="3.25in" svg:height="0.50174in" presentation:class="date-time" presentation:placeholder="false">
          <draw:text-box>
            <text:p text:style-name="a671" text:class-names="" text:cond-style-name=""><text:span text:style-name="a668" text:class-names=""><text:date text:fixed="false" style:data-style-name="a669">28.06.2024</text:date></text:span><text:span text:style-name="a6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73" draw:name="Folienbildplatzhalter 3">
          <svg:title/>
          <svg:desc/>
        </draw:page-thumbnail>
        <draw:frame draw:id="id8" presentation:style-name="a688" draw:name="Notizenplatzhalter 4" svg:x="0.75in" svg:y="4.8125in" svg:width="6in" svg:height="3.9375in" presentation:class="notes" presentation:placeholder="false">
          <draw:text-box>
            <text:p text:style-name="a675" text:class-names="" text:cond-style-name=""><text:span text:style-name="a674" text:class-names="">Mastertextformat bearbeiten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Zweite Ebene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list text:style-name="a687">
                              <text:list-item>
                                <text:p text:style-name="a686" text:class-names="" text:cond-style-name=""><text:span text:style-name="a68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1" draw:name="Fußzeilenplatzhalter 5" svg:x="0in" svg:y="9.49826in" svg:width="3.25in" svg:height="0.50174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0" presentation:style-name="a695" draw:name="Foliennummernplatzhalter 6" svg:x="4.24826in" svg:y="9.49826in" svg:width="3.25in" svg:height="0.50174in" presentation:class="page-number" presentation:placeholder="false">
          <draw:text-box>
            <text:p text:style-name="a694" text:class-names="" text:cond-style-name=""><text:span text:style-name="a692" text:class-names=""><text:page-number style:num-format="1" text:fixed="false">‹Nr.›</text:page-number></text:span><text:span text:style-name="a693" text:class-names=""/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97">
      <draw:frame draw:id="id64" presentation:style-name="a701" draw:name="Vertikaler Titel 1" svg:x="9.54167in" svg:y="0.39931in" svg:width="2.875in" svg:height="6.3559in" presentation:class="title" presentation:placeholder="false">
        <draw:text-box>
          <text:p text:style-name="a700" text:class-names="" text:cond-style-name=""><text:span text:style-name="a698" text:class-names="">Mastertitelformat bearbeiten</text:span><text:span text:style-name="a699" text:class-names=""/></text:p>
        </draw:text-box>
        <svg:title/>
        <svg:desc/>
      </draw:frame>
      <draw:frame draw:id="id65" presentation:style-name="a718" draw:name="Vertikaler Textplatzhalter 2" svg:x="0.91667in" svg:y="0.39931in" svg:width="8.45833in" svg:height="6.3559in" presentation:class="outline" presentation:placeholder="false">
        <draw:text-box>
          <text:list text:style-name="a704">
            <text:list-item>
              <text:p text:style-name="a703" text:class-names="" text:cond-style-name=""><text:span text:style-name="a702" text:class-names="">Mastertextformat bearbeiten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Zweite Ebene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4" text:class-names="">Fünfte Ebene</text:span><text:span text:style-name="a7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23" draw:name="Datumsplatzhalter 3" svg:x="0.91667in" svg:y="6.95139in" svg:width="3in" svg:height="0.39931in" presentation:class="date-time" presentation:placeholder="false">
        <draw:text-box>
          <text:p text:style-name="a722" text:class-names="" text:cond-style-name=""><text:span text:style-name="a719" text:class-names=""><text:date text:fixed="false" style:data-style-name="a720">28.06.2024</text:date></text:span><text:span text:style-name="a721" text:class-names=""/></text:p>
        </draw:text-box>
        <svg:title/>
        <svg:desc/>
      </draw:frame>
      <draw:frame draw:id="id67" presentation:style-name="a726" draw:name="Fußzeilenplatzhalter 4" svg:x="4.41667in" svg:y="6.95139in" svg:width="4.5in" svg:height="0.39931in" presentation:class="footer" presentation:placeholder="false">
        <draw:text-box>
          <text:p text:style-name="a725" text:class-names="" text:cond-style-name=""><text:span text:style-name="a724" text:class-names=""/></text:p>
        </draw:text-box>
        <svg:title/>
        <svg:desc/>
      </draw:frame>
      <draw:frame draw:id="id68" presentation:style-name="a730" draw:name="Foliennummernplatzhalter 5" svg:x="9.41667in" svg:y="6.95139in" svg:width="3in" svg:height="0.39931in" presentation:class="page-number" presentation:placeholder="false">
        <draw:text-box>
          <text:p text:style-name="a729" text:class-names="" text:cond-style-name=""><text:span text:style-name="a727" text:class-names=""><text:page-number style:num-format="1" text:fixed="false">‹Nr.›</text:page-number></text:span><text:span text:style-name="a728" text:class-names=""/></text:p>
        </draw:text-box>
        <svg:title/>
        <svg:desc/>
      </draw:frame>
      <presentation:notes style:page-layout-name="pageLayout2" draw:style-name="a762">
        <draw:frame draw:id="id5" presentation:style-name="a733" draw:name="Kopfzeilenplatzhalter 1" svg:x="0in" svg:y="0in" svg:width="3.25in" svg:height="0.50174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6" presentation:style-name="a738" draw:name="Datumsplatzhalter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4" text:class-names=""><text:date text:fixed="false" style:data-style-name="a735">28.06.2024</text:date></text:span><text:span text:style-name="a7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39" draw:name="Folienbildplatzhalter 3">
          <svg:title/>
          <svg:desc/>
        </draw:page-thumbnail>
        <draw:frame draw:id="id8" presentation:style-name="a754" draw:name="Notizenplatzhalter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Mastertextformat bearbeiten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Zweite Ebene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7" draw:name="Fußzeilenplatzhalter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1" draw:name="Foliennummernplatzhalter 6" svg:x="4.24826in" svg:y="9.49826in" svg:width="3.25in" svg:height="0.50174in" presentation:class="page-number" presentation:placeholder="false">
          <draw:text-box>
            <text:p text:style-name="a760" text:class-names="" text:cond-style-name=""><text:span text:style-name="a758" text:class-names=""><text:page-number style:num-format="1" text:fixed="false">‹Nr.›</text:page-number></text:span><text:span text:style-name="a75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Peter Hollitzer</meta:initial-creator>
    <dc:creator>Peter Hollitzer</dc:creator>
    <meta:creation-date>2024-10-23T23:56:45Z</meta:creation-date>
    <dc:date>2024-10-24T00:01:24Z</dc:date>
    <meta:template xlink:href="" xlink:type="simple"/>
    <meta:editing-cycles>1</meta:editing-cycles>
    <meta:editing-duration>PT0S</meta:editing-duration>
    <meta:document-statistic meta:paragraph-count="54" meta:word-count="167"/>
  </office:meta>
</office:document-meta>
</file>